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OpenSymbol" svg:font-family="OpenSymbol"/>
    <style:font-face style:name="StarSymbol" svg:font-family="Star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Courier New3"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may-break-between-rows="false" style:writing-mode="lr-tb"/>
    </style:style>
    <style:style style:name="Table5.A" style:family="table-column">
      <style:table-column-properties style:column-width="3.337cm" style:rel-column-width="14114*"/>
    </style:style>
    <style:style style:name="Table5.B" style:family="table-column">
      <style:table-column-properties style:column-width="2.521cm" style:rel-column-width="10660*"/>
    </style:style>
    <style:style style:name="Table5.C" style:family="table-column">
      <style:table-column-properties style:column-width="1.732cm" style:rel-column-width="7325*"/>
    </style:style>
    <style:style style:name="Table5.D" style:family="table-column">
      <style:table-column-properties style:column-width="1.829cm" style:rel-column-width="7735*"/>
    </style:style>
    <style:style style:name="Table5.E" style:family="table-column">
      <style:table-column-properties style:column-width="6.078cm" style:rel-column-width="25701*"/>
    </style:style>
    <style:style style:name="Table5.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E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8cm" table:align="margins" style:writing-mode="lr-tb"/>
    </style:style>
    <style:style style:name="Table6.A" style:family="table-column">
      <style:table-column-properties style:column-width="6.477cm" style:rel-column-width="27392*"/>
    </style:style>
    <style:style style:name="Table6.B" style:family="table-column">
      <style:table-column-properties style:column-width="9.021cm" style:rel-column-width="38143*"/>
    </style:style>
    <style:style style:name="Table6.1" style:family="table-row">
      <style:table-row-properties style:keep-together="true" fo:keep-together="auto"/>
    </style:style>
    <style:style style:name="Table6.A1" style:family="table-cell">
      <style:table-cell-properties style:vertical-align="top" fo:background-color="#808080"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le6.B1" style:family="table-cell">
      <style:table-cell-properties style:vertical-align="top" fo:background-color="#808080" fo:padding-left="0.191cm" fo:padding-right="0.191cm" fo:padding-top="0cm" fo:padding-bottom="0cm" fo:border-left="none" fo:border-right="0.035cm solid #000000" fo:border-top="0.035cm solid #000000" fo:border-bottom="0.002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02cm solid #000000" style:writing-mode="lr-tb"/>
    </style:style>
    <style:style style:name="Table6.B2" style:family="table-cell">
      <style:table-cell-properties style:vertical-align="top" fo:padding-left="0.191cm" fo:padding-right="0.191cm" fo:padding-top="0cm" fo:padding-bottom="0cm" fo:border-left="none" fo:border-right="0.035cm solid #000000" fo:border-top="0.018cm solid #000000" fo:border-bottom="0.002cm solid #000000" style:writing-mode="lr-tb"/>
    </style:style>
    <style:style style:name="Table6.A3" style:family="table-cell">
      <style:table-cell-properties style:vertical-align="top" fo:padding-left="0.191cm" fo:padding-right="0.191cm" fo:padding-top="0cm" fo:padding-bottom="0cm" fo:border-left="0.035cm solid #000000" fo:border-right="none" fo:border-top="none" fo:border-bottom="0.002cm solid #000000" style:writing-mode="lr-tb"/>
    </style:style>
    <style:style style:name="Table6.B3" style:family="table-cell">
      <style:table-cell-properties style:vertical-align="top" fo:padding-left="0.191cm" fo:padding-right="0.191cm" fo:padding-top="0cm" fo:padding-bottom="0cm" fo:border-left="none" fo:border-right="0.035cm solid #000000" fo:border-top="none" fo:border-bottom="0.002cm solid #000000" style:writing-mode="lr-tb"/>
    </style:style>
    <style:style style:name="Table6.A1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1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7" style:family="table">
      <style:table-properties style:width="15.498cm" table:align="margins" style:writing-mode="lr-tb"/>
    </style:style>
    <style:style style:name="Table7.A" style:family="table-column">
      <style:table-column-properties style:column-width="6.26cm" style:rel-column-width="26469*"/>
    </style:style>
    <style:style style:name="Table7.B" style:family="table-column">
      <style:table-column-properties style:column-width="9.237cm" style:rel-column-width="39066*"/>
    </style:style>
    <style:style style:name="Table7.1" style:family="table-row">
      <style:table-row-properties style:keep-together="true" fo:keep-together="auto"/>
    </style:style>
    <style:style style:name="Table7.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7.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7.A6"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7.B6"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8" style:family="table">
      <style:table-properties style:width="15.498cm" table:align="margins" style:writing-mode="lr-tb"/>
    </style:style>
    <style:style style:name="Table8.A" style:family="table-column">
      <style:table-column-properties style:column-width="8.207cm" style:rel-column-width="34710*"/>
    </style:style>
    <style:style style:name="Table8.B" style:family="table-column">
      <style:table-column-properties style:column-width="7.29cm" style:rel-column-width="30825*"/>
    </style:style>
    <style:style style:name="Table8.1" style:family="table-row">
      <style:table-row-properties style:keep-together="true" fo:keep-together="auto"/>
    </style:style>
    <style:style style:name="Table8.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8.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8.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8.B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9" style:family="table">
      <style:table-properties style:width="15.498cm" table:align="margins" style:writing-mode="lr-tb"/>
    </style:style>
    <style:style style:name="Table9.A" style:family="table-column">
      <style:table-column-properties style:column-width="4.477cm" style:rel-column-width="18933*"/>
    </style:style>
    <style:style style:name="Table9.B" style:family="table-column">
      <style:table-column-properties style:column-width="11.021cm" style:rel-column-width="46602*"/>
    </style:style>
    <style:style style:name="Table9.1" style:family="table-row">
      <style:table-row-properties style:keep-together="true" fo:keep-together="auto"/>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Cover_20_-_20_title_20_3">
      <style:text-properties fo:language="en" fo:country="US"/>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language="en" fo:country="US"/>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ext_20_body">
      <style:paragraph-properties fo:text-align="justify" style:justify-single-word="false"/>
    </style:style>
    <style:style style:name="P10" style:family="paragraph" style:parent-style-name="Text_20_body">
      <style:text-properties fo:font-size="10pt" fo:language="en" fo:country="US" style:font-size-asian="10pt" style:font-size-complex="10pt"/>
    </style:style>
    <style:style style:name="P11" style:family="paragraph" style:parent-style-name="Text_20_body">
      <style:text-properties fo:language="et" fo:country="EE"/>
    </style:style>
    <style:style style:name="P12" style:family="paragraph" style:parent-style-name="Text_20_body">
      <style:text-properties style:font-name="Times New Roman1" fo:font-size="12pt"/>
    </style:style>
    <style:style style:name="P13" style:family="paragraph" style:parent-style-name="Text_20_body">
      <style:text-properties fo:font-size="9pt" fo:language="en" fo:country="US" style:font-size-asian="9pt" style:font-size-complex="9pt"/>
    </style:style>
    <style:style style:name="P14" style:family="paragraph" style:parent-style-name="Text_20_body">
      <style:paragraph-properties fo:margin-left="1.27cm" fo:margin-right="0cm" fo:text-indent="0cm" style:auto-text-indent="false"/>
    </style:style>
    <style:style style:name="P15" style:family="paragraph" style:parent-style-name="Table_20_Contents">
      <style:text-properties fo:font-size="10pt" style:font-size-asian="10pt" style:font-size-complex="10pt"/>
    </style:style>
    <style:style style:name="P16" style:family="paragraph" style:parent-style-name="Table_20_Contents">
      <style:text-properties fo:language="en" fo:country="US"/>
    </style:style>
    <style:style style:name="P17" style:family="paragraph" style:parent-style-name="Table_20_Heading">
      <style:text-properties fo:font-size="10pt" style:font-size-asian="10pt" style:font-size-complex="10pt"/>
    </style:style>
    <style:style style:name="P18" style:family="paragraph" style:parent-style-name="Standard">
      <style:paragraph-properties style:text-autospace="none"/>
      <style:text-properties fo:color="#808080"/>
    </style:style>
    <style:style style:name="P19" style:family="paragraph" style:parent-style-name="Standard">
      <style:paragraph-properties style:text-autospace="none"/>
      <style:text-properties fo:language="en" fo:country="US"/>
    </style:style>
    <style:style style:name="P20"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21"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1"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P22"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23" style:family="paragraph" style:parent-style-name="XML_20_Listing">
      <style:text-properties fo:font-size="8pt" style:font-size-asian="8pt" style:font-size-complex="8pt"/>
    </style:style>
    <style:style style:name="P24" style:family="paragraph" style:parent-style-name="Example">
      <style:text-properties style:font-name="Courier New3" fo:font-size="9pt" fo:language="en" fo:country="US" style:font-size-asian="9pt" style:font-size-complex="9pt"/>
    </style:style>
    <style:style style:name="P25" style:family="paragraph" style:parent-style-name="Example">
      <style:paragraph-properties fo:line-height="100%"/>
      <style:text-properties style:font-name="Courier New3" fo:font-size="9pt" fo:language="en" fo:country="US" style:font-size-asian="9pt" style:font-size-complex="9pt"/>
    </style:style>
    <style:style style:name="P26" style:family="paragraph" style:parent-style-name="Contents_20_2">
      <style:paragraph-properties>
        <style:tab-stops>
          <style:tab-stop style:position="15.109cm" style:type="right" style:leader-style="dotted" style:leader-text="."/>
        </style:tab-stops>
      </style:paragraph-properties>
    </style:style>
    <style:style style:name="P27" style:family="paragraph" style:parent-style-name="Contents_20_1">
      <style:paragraph-properties>
        <style:tab-stops>
          <style:tab-stop style:position="15.498cm" style:type="right" style:leader-style="dotted" style:leader-text="."/>
        </style:tab-stops>
      </style:paragraph-properties>
    </style:style>
    <style:style style:name="P28" style:family="paragraph" style:parent-style-name="Text_20_body" style:list-style-name="WW8Num35"/>
    <style:style style:name="P29" style:family="paragraph" style:parent-style-name="Text_20_body" style:list-style-name="WW8Num15"/>
    <style:style style:name="P30" style:family="paragraph" style:parent-style-name="Text_20_body" style:list-style-name="WW8Num21"/>
    <style:style style:name="P31" style:family="paragraph" style:parent-style-name="Text_20_body" style:list-style-name="WW8Num2"/>
    <style:style style:name="P32" style:family="paragraph" style:parent-style-name="Text_20_body" style:list-style-name="WW8Num24"/>
    <style:style style:name="P33" style:family="paragraph" style:parent-style-name="Text_20_body" style:list-style-name="WW8Num30"/>
    <style:style style:name="P34" style:family="paragraph" style:parent-style-name="Text_20_body" style:list-style-name="WW8Num4"/>
    <style:style style:name="P35" style:family="paragraph" style:parent-style-name="Text_20_body" style:list-style-name="Numbering_20_1"/>
    <style:style style:name="P36" style:family="paragraph" style:parent-style-name="Text_20_body" style:list-style-name="WW8Num28"/>
    <style:style style:name="P37" style:family="paragraph" style:parent-style-name="Text_20_body">
      <style:text-properties fo:language="en" fo:country="US"/>
    </style:style>
    <style:style style:name="P38" style:family="paragraph" style:parent-style-name="Text_20_body" style:list-style-name="L1">
      <style:text-properties fo:language="en" fo:country="US"/>
    </style:style>
    <style:style style:name="P39" style:family="paragraph" style:parent-style-name="Text_20_body" style:list-style-name="L2"/>
    <style:style style:name="P40" style:family="paragraph" style:parent-style-name="Text_20_body" style:list-style-name="L5"/>
    <style:style style:name="P41"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P42"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style>
    <style:style style:name="P43" style:family="paragraph" style:parent-style-name="Text_20_body">
      <style:paragraph-properties fo:orphans="2" fo:widows="2" style:writing-mode="lr-tb"/>
    </style:style>
    <style:style style:name="P44" style:family="paragraph" style:parent-style-name="Heading_20_1">
      <style:paragraph-properties fo:break-before="page"/>
    </style:style>
    <style:style style:name="P45" style:family="paragraph" style:parent-style-name="Heading_20_2">
      <style:text-properties fo:language="en" fo:country="US"/>
    </style:style>
    <style:style style:name="P46" style:family="paragraph" style:parent-style-name="Heading_20_3">
      <style:text-properties fo:language="en" fo:country="US"/>
    </style:style>
    <style:style style:name="P47" style:family="paragraph" style:parent-style-name="Heading_20_4">
      <style:paragraph-properties fo:margin-left="-3.81cm" fo:margin-right="0cm" fo:text-indent="0cm" style:auto-text-indent="false"/>
    </style:style>
    <style:style style:name="P48" style:family="paragraph" style:parent-style-name="Preformatted_20_Text" style:list-style-name="L2"/>
    <style:style style:name="P49" style:family="paragraph" style:parent-style-name="Preformatted_20_Text">
      <style:paragraph-properties fo:margin-top="0cm" fo:margin-bottom="0.499cm"/>
    </style:style>
    <style:style style:name="P50" style:family="paragraph" style:parent-style-name="Preformatted_20_Text" style:list-style-name="L2">
      <style:paragraph-properties fo:margin-top="0cm" fo:margin-bottom="0.499cm"/>
    </style:style>
    <style:style style:name="P51" style:family="paragraph" style:parent-style-name="Cover_20_-_20_Report_20_Type" style:master-page-name="Standard">
      <style:paragraph-properties style:page-number="auto"/>
    </style:style>
    <style:style style:name="P52" style:family="paragraph" style:parent-style-name="Example" style:list-style-name="L4">
      <style:paragraph-properties fo:orphans="2" fo:widows="2" style:text-autospace="none" style:punctuation-wrap="simple" style:vertical-align="baseline" style:writing-mode="lr-tb"/>
      <style:text-properties style:use-window-font-color="true" style:font-name="Courier New3" fo:font-size="11pt" fo:language="en" fo:country="US" style:font-name-asian="Times New Roman" style:font-size-asian="11pt" style:font-name-complex="Times New Roman" style:font-size-complex="10pt" style:language-complex="ar" style:country-complex="SA"/>
    </style:style>
    <style:style style:name="P5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fo:language="en" fo:country="US" fo:font-weight="bold"/>
    </style:style>
    <style:style style:name="T4" style:family="text">
      <style:text-properties fo:language="en" fo:country="US" fo:font-weight="bold" style:font-weight-asian="bold" style:font-size-complex="7.5pt" style:font-weight-complex="bold"/>
    </style:style>
    <style:style style:name="T5" style:family="text">
      <style:text-properties fo:language="en" fo:country="US" fo:font-weight="bold" style:font-weight-asian="bold" style:font-weight-complex="bold"/>
    </style:style>
    <style:style style:name="T6" style:family="text">
      <style:text-properties fo:language="en" fo:country="US" style:font-size-complex="7.5pt"/>
    </style:style>
    <style:style style:name="T7" style:family="text">
      <style:text-properties fo:language="en" fo:country="US" fo:font-style="italic" style:font-style-asian="italic" style:font-style-complex="italic"/>
    </style:style>
    <style:style style:name="T8" style:family="text">
      <style:text-properties fo:font-size="12pt" fo:font-style="italic" fo:font-weight="bold" style:font-size-asian="12pt" style:font-style-asian="italic" style:font-weight-asian="bold" style:font-style-complex="italic" style:font-weight-complex="bold"/>
    </style:style>
    <style:style style:name="T9" style:family="text">
      <style:text-properties style:font-name="Courier New2" fo:font-size="11pt" fo:language="en" fo:country="US" style:font-size-asian="11pt" style:font-name-complex="Courier New2"/>
    </style:style>
    <style:style style:name="T10" style:family="text">
      <style:text-properties style:font-name="Courier New2" fo:font-size="10pt" fo:language="et" fo:country="EE" style:font-size-asian="10pt" style:font-name-complex="Courier New2"/>
    </style:style>
    <style:style style:name="T11" style:family="text">
      <style:text-properties style:font-name="Courier New2" fo:font-size="10pt" fo:language="et" fo:country="EE" fo:font-weight="normal" style:font-size-asian="10pt" style:font-weight-asian="normal" style:font-name-complex="Courier New2" style:font-weight-complex="normal"/>
    </style:style>
    <style:style style:name="T12" style:family="text">
      <style:text-properties style:font-name="Courier New2" fo:font-size="10pt" style:font-size-asian="10pt" style:font-name-complex="Courier New2"/>
    </style:style>
    <style:style style:name="T13" style:family="text">
      <style:text-properties style:font-name="Courier New2" fo:font-size="10pt" fo:font-weight="normal" style:font-size-asian="10pt" style:font-weight-asian="normal" style:font-name-complex="Courier New2" style:font-weight-complex="normal"/>
    </style:style>
    <style:style style:name="T14" style:family="text">
      <style:text-properties style:text-position="super 58%" fo:language="en" fo:country="US" fo:font-weight="bold" style:font-weight-asian="bold" style:font-size-complex="7.5pt" style:font-weight-complex="bold"/>
    </style:style>
    <style:style style:name="T15" style:family="text">
      <style:text-properties fo:language="et" fo:country="EE"/>
    </style:style>
    <style:style style:name="T16" style:family="text">
      <style:text-properties fo:language="et" fo:country="EE" fo:font-weight="bold" style:font-weight-asian="bold" style:font-weight-complex="bold"/>
    </style:style>
    <style:style style:name="T17" style:family="text">
      <style:text-properties fo:language="et" fo:country="EE" style:text-underline-style="solid" style:text-underline-width="auto" style:text-underline-color="font-color"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style:font-weight-complex="bold"/>
    </style:style>
    <style:style style:name="T20" style:family="text">
      <style:text-properties fo:font-size="9pt" style:font-size-asian="9pt" style:font-size-complex="9pt"/>
    </style:style>
    <style:style style:name="T21" style:family="text">
      <style:text-properties fo:font-weight="normal" style:font-weight-asian="normal" style:font-weight-complex="normal"/>
    </style:style>
    <style:style style:name="T22" style:family="text">
      <style:text-properties style:font-name="Times New Roman1" fo:font-size="12pt" fo:language="en" fo:country="US"/>
    </style:style>
    <style:style style:name="T23" style:family="text">
      <style:text-properties style:font-name="Times New Roman1" fo:font-size="12pt" fo:language="en" fo:country="US" fo:font-style="italic"/>
    </style:style>
    <style:style style:name="T24" style:family="text">
      <style:text-properties style:font-name="Times New Roman1" fo:font-size="12pt" fo:language="et" fo:country="EE"/>
    </style:style>
    <style:style style:name="T25" style:family="text">
      <style:text-properties style:text-line-through-style="none" fo:language="en" fo:country="GB" style:text-underline-style="none" style:text-blinking="false"/>
    </style:style>
    <style:style style:name="T26" style:family="text">
      <style:text-properties style:font-name="Times New Roman" style:font-name-asian="Times New Roman" style:font-name-complex="Times New Roman"/>
    </style:style>
    <style:style style:name="T27" style:family="text">
      <style:text-properties style:use-window-font-color="true" style:font-name="Times New Roman1"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T28" style:family="text">
      <style:text-properties style:use-window-font-color="true" style:font-name="Courier New2" fo:font-size="10pt" fo:language="en" fo:country="GB" fo:font-weight="normal" style:font-name-asian="Times New Roman" style:font-size-asian="10pt" style:font-weight-asian="normal" style:font-name-complex="Courier New2" style:font-size-complex="12pt" style:language-complex="ar" style:country-complex="SA" style:font-weight-complex="normal"/>
    </style:style>
    <style:style style:name="T29" style:family="text">
      <style:text-properties style:use-window-font-color="true" style:font-name="Times New Roman" fo:font-size="12pt" fo:language="en" fo:country="US" fo:font-weight="normal" style:font-name-asian="Times New Roman" style:font-size-asian="12pt" style:font-weight-asian="bold" style:font-name-complex="Times New Roman" style:font-size-complex="12pt" style:language-complex="ar" style:country-complex="SA" style:font-weight-complex="bold"/>
    </style:style>
    <style:style style:name="T30" style:family="text">
      <style:text-properties style:use-window-font-color="true" style:font-name="Times New Roman" fo:language="en" fo:country="GB" style:font-name-asian="Times New Roman" style:font-name-complex="Times New Roman" style:language-complex="ar" style:country-complex="SA"/>
    </style:style>
    <style:style style:name="T31" style:family="text">
      <style:text-properties style:use-window-font-color="true" style:font-name="Times New Roman" fo:font-size="11pt" fo:language="en" fo:country="GB" style:font-name-asian="Times New Roman" style:font-name-complex="Times New Roman" style:language-complex="ar" style:country-complex="SA"/>
    </style:style>
    <style:style style:name="T32" style:family="text">
      <style:text-properties fo:font-size="8pt" style:font-size-asian="8pt" style:font-size-complex="8pt"/>
    </style:style>
    <style:style style:name="T33" style:family="text">
      <style:text-properties style:font-name="Courier New" fo:font-size="8pt" style:font-size-asian="8pt" style:font-size-complex="8pt"/>
    </style:style>
    <style:style style:name="T34" style:family="text">
      <style:text-properties style:font-name="Courier New" fo:font-size="10pt" fo:font-weight="normal" style:font-size-asian="10pt" style:font-weight-asian="normal" style:font-size-complex="10pt" style:font-weight-complex="normal"/>
    </style:style>
    <style:style style:name="T35" style:family="text">
      <style:text-properties style:font-name="Courier New3"/>
    </style:style>
    <style:style style:name="T36" style:family="text">
      <style:text-properties style:font-name="Courier New3" fo:language="en" fo:country="US"/>
    </style:style>
    <style:style style:name="T37" style:family="text">
      <style:text-properties fo:color="#000000" style:font-name="Courier New" fo:font-size="10pt" fo:language="en" fo:country="US" style:font-name-asian="Courier New" style:font-size-asian="10pt" style:font-name-complex="Courier New" style:font-size-complex="10pt"/>
    </style:style>
    <style:style style:name="T38" style:family="text">
      <style:text-properties fo:color="#000000" style:font-name="Courier New" fo:font-size="10pt" style:font-name-asian="Courier New" style:font-size-asian="10pt" style:font-name-complex="Courier New" style:font-size-complex="10pt"/>
    </style:style>
    <style:style style:name="T39" style:family="text">
      <style:text-properties style:font-name="Calibri" fo:font-size="11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XMLCONV and WEBQ</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Enriko Käsper,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3">Version 1.5</text:p>
        </draw:text-box>
      </draw:frame>
      <draw:frame draw:style-name="fr3" draw:name="ReportTypeFrame" text:anchor-type="page" text:anchor-page-number="1" svg:width="15.498cm" style:rel-width="100%" draw:z-index="4">
        <draw:text-box fo:min-height="0.499cm">
          <text:p text:style-name="P51"><text:span text:style-name="Page_20_Number"><text:span text:style-name="T8">Administrator Manual</text:span></text:span></text:p>
        </draw:text-box>
      </draw:frame>
      <draw:g text:anchor-type="page" text:anchor-page-number="1" draw:z-index="0" draw:style-name="gr1">
        <draw:g draw:style-name="gr2">
          <draw:polygon draw:style-name="gr3" draw:text-style-name="P53" svg:width="0.195cm" svg:height="0.281cm" svg:x="8.093cm" svg:y="21.615cm" svg:viewBox="0 0 196 282" draw:points="0,0 189,0 189,44 51,44 51,113 182,113 182,159 51,159 51,236 196,236 196,282 0,282">
            <text:p/>
          </draw:polygon>
          <draw:path draw:style-name="gr3" draw:text-style-name="P53" svg:width="0.175cm" svg:height="0.197cm" svg:x="8.324cm" svg:y="21.705cm" svg:viewBox="0 0 176 198" svg:d="m176 191h-47v-30 0c-9 19-27 37-58 37-53 0-71-37-71-76v-122h48v97c0 21 1 56 35 56s46-22 46-49v-104h47z">
            <text:p/>
          </draw:path>
          <draw:path draw:style-name="gr3" draw:text-style-name="P53" svg:width="0.122cm" svg:height="0.197cm" svg:x="8.552cm" svg:y="21.7cm" svg:viewBox="0 0 123 198" svg:d="m0 5h48v30 0c10-21 33-35 58-35 7 0 12 2 17 4v45c-8-1-15-3-24-3-44 0-51 37-51 47v105h-48z">
            <text:p/>
          </draw:path>
          <draw:path draw:style-name="gr3" draw:text-style-name="P53" svg:width="0.211cm" svg:height="0.202cm" svg:x="8.686cm" svg:y="21.7cm" svg:viewBox="0 0 212 203" svg:d="m106 0c58 0 106 41 106 101s-48 102-106 102-106-42-106-102 48-101 106-101zm0 159c35 0 55-28 55-58s-20-59-55-59-57 29-57 59 20 58 57 58z">
            <text:p/>
          </draw:path>
          <draw:path draw:style-name="gr3" draw:text-style-name="P53" svg:width="0.209cm" svg:height="0.288cm" svg:x="8.933cm" svg:y="21.7cm" svg:viewBox="0 0 210 289" svg:d="m0 5h46v29h2c12-23 38-34 65-34 60 0 97 44 97 101s-39 100-95 100c-36 0-57-16-66-30v0 118h-49zm104-247c-35 0-56 29-56 59s21 58 56 58 57-28 57-58-22-59-57-59z">
            <text:p/>
          </draw:path>
          <draw:path draw:style-name="gr3" draw:text-style-name="P53" svg:width="0.197cm" svg:height="0.202cm" svg:x="9.169cm" svg:y="21.7cm" svg:viewBox="0 0 198 203" svg:d="m49 116c2 30 25 46 52 46s40-10 51-26l35 26c-23 29-51 41-83 41-56 0-104-42-104-102s48-101 104-101 94 39 94 104v12zm-52-33c0-30-17-46-47-46s-46 16-50 46z">
            <text:p/>
          </draw:path>
          <draw:path draw:style-name="gr3" draw:text-style-name="P53" svg:width="0.177cm" svg:height="0.202cm" svg:x="9.395cm" svg:y="21.7cm" svg:viewBox="0 0 178 203" svg:d="m134 171h-2c-14 20-37 32-61 32-37 0-71-21-71-60 0-60 72-65 122-65h12v-6c0-24-19-35-46-35-19 0-37 7-51 19l-25-24c22-23 52-32 81-32 85 0 85 58 85 86v110h-44zm-3-85h-11c-27 0-72 2-72 30 0 16 19 25 35 25 32 0 48-18 48-44z">
            <text:p/>
          </draw:path>
          <draw:path draw:style-name="gr3" draw:text-style-name="P53" svg:width="0.175cm" svg:height="0.197cm" svg:x="9.612cm" svg:y="21.7cm" svg:viewBox="0 0 176 198" svg:d="m0 5h46v30h2c7-17 26-35 58-35 51 0 70 37 70 76v122h-47v-99c0-21-4-57-36-57s-45 25-45 50v106h-48z">
            <text:p/>
          </draw:path>
          <draw:polygon draw:style-name="gr3" draw:text-style-name="P53" svg:width="0.197cm" svg:height="0.281cm" svg:x="9.963cm" svg:y="21.615cm" svg:viewBox="0 0 198 282" draw:points="0,0 189,0 189,44 51,44 51,113 182,113 182,159 51,159 51,236 198,236 198,282 0,282">
            <text:p/>
          </draw:polygon>
          <draw:path draw:style-name="gr3" draw:text-style-name="P53" svg:width="0.175cm" svg:height="0.197cm" svg:x="10.203cm" svg:y="21.7cm" svg:viewBox="0 0 176 198" svg:d="m0 5h46v30 0c9-17 26-35 60-35 51 0 70 37 70 76v122h-49v-99c0-21-2-57-35-57s-44 25-44 50v106h-48z">
            <text:p/>
          </draw:path>
          <draw:polygon draw:style-name="gr3" draw:text-style-name="P53" svg:width="0.207cm" svg:height="0.191cm" svg:x="10.397cm" svg:y="21.705cm" svg:viewBox="0 0 208 192" draw:points="0,0 53,0 104,134 106,134 157,0 208,0 131,192 79,192">
            <text:p/>
          </draw:polygon>
          <draw:path draw:style-name="gr3" draw:text-style-name="P53" svg:width="0.063cm" svg:height="0.285cm" svg:x="10.621cm" svg:y="21.611cm" svg:viewBox="0 0 64 286" svg:d="m7 93h48v193h-48zm23-286c18 0 34 12 34 28s-16 28-34 28-30-12-30-28 12-28 30-28z">
            <text:p/>
          </draw:path>
          <draw:path draw:style-name="gr3" draw:text-style-name="P53" svg:width="0.122cm" svg:height="0.197cm" svg:x="10.734cm" svg:y="21.7cm" svg:viewBox="0 0 123 198" svg:d="m0 5h48v30 0c10-21 33-35 58-35 5 0 10 2 17 4v45c-8-1-17-3-24-3-44 0-51 37-51 47v105h-48z">
            <text:p/>
          </draw:path>
          <draw:path draw:style-name="gr3" draw:text-style-name="P53" svg:width="0.209cm" svg:height="0.202cm" svg:x="10.868cm" svg:y="21.7cm" svg:viewBox="0 0 210 203" svg:d="m104 0c60 0 106 41 106 101s-46 102-106 102-104-42-104-102 48-101 104-101zm0 159c35 0 57-28 57-58s-22-59-57-59-56 29-56 59 21 58 56 58z">
            <text:p/>
          </draw:path>
          <draw:path draw:style-name="gr3" draw:text-style-name="P53" svg:width="0.175cm" svg:height="0.197cm" svg:x="11.115cm" svg:y="21.7cm" svg:viewBox="0 0 176 198" svg:d="m0 5h46v30 0c9-17 26-35 60-35 51 0 70 37 70 76v122h-47v-99c0-21-4-57-37-57s-44 25-44 50v106h-48z">
            <text:p/>
          </draw:path>
          <draw:path draw:style-name="gr3" draw:text-style-name="P53" svg:width="0.299cm" svg:height="0.197cm" svg:x="11.339cm" svg:y="21.7cm" svg:viewBox="0 0 300 198" svg:d="m0 5h46v30h2c7-17 26-35 58-35s51 12 62 35c12-23 33-35 61-35 51 0 71 37 71 83v115h-50v-110c0-24-7-46-35-46s-40 25-40 50v106h-48v-115c0-25-11-41-34-41-33 0-44 25-44 50v106h-49z">
            <text:p/>
          </draw:path>
          <draw:path draw:style-name="gr3" draw:text-style-name="P53" svg:width="0.195cm" svg:height="0.202cm" svg:x="11.674cm" svg:y="21.7cm" svg:viewBox="0 0 196 203" svg:d="m49 116c2 30 25 46 50 46s42-10 53-26l35 26c-23 29-51 41-83 41-56 0-104-42-104-102s48-101 104-101 92 39 92 104v12zm-50-33c0-30-17-46-47-46s-46 16-50 46z">
            <text:p/>
          </draw:path>
          <draw:path draw:style-name="gr3" draw:text-style-name="P53" svg:width="0.177cm" svg:height="0.197cm" svg:x="11.912cm" svg:y="21.7cm" svg:viewBox="0 0 178 198" svg:d="m0 5h46v30h2c7-17 26-35 58-35 51 0 72 37 72 76v122h-49v-99c0-21-2-57-36-57s-44 25-44 50v106h-49z">
            <text:p/>
          </draw:path>
          <draw:path draw:style-name="gr3" draw:text-style-name="P53" svg:width="0.142cm" svg:height="0.253cm" svg:x="12.115cm" svg:y="21.647cm" svg:viewBox="0 0 143 254" svg:d="m0 97v-41h39v-56h49v56h55v41h-55v83c0 19 5 32 27 32 8 0 19-2 28-6v41c-12 3-28 7-39 7-51 0-65-25-65-71v-86z">
            <text:p/>
          </draw:path>
          <draw:path draw:style-name="gr3" draw:text-style-name="P53" svg:width="0.29cm" svg:height="0.281cm" svg:x="12.385cm" svg:y="21.615cm" svg:viewBox="0 0 291 282" svg:d="m123 0h45l123 282h-60l-26-65h-122l-27 65h-56zm189-109-46-115-44 115z">
            <text:p/>
          </draw:path>
          <draw:path draw:style-name="gr3" draw:text-style-name="P53" svg:width="0.209cm" svg:height="0.294cm" svg:x="12.683cm" svg:y="21.7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53" svg:width="0.195cm" svg:height="0.202cm" svg:x="12.926cm" svg:y="21.7cm" svg:viewBox="0 0 196 203" svg:d="m48 116c3 30 24 46 51 46s40-10 53-26l33 26c-21 29-51 41-81 41-58 0-104-42-104-102s46-101 104-101 92 39 92 104v12zm-50-33c0-30-19-46-49-46s-46 16-49 46z">
            <text:p/>
          </draw:path>
          <draw:path draw:style-name="gr3" draw:text-style-name="P53" svg:width="0.177cm" svg:height="0.197cm" svg:x="13.154cm" svg:y="21.7cm" svg:viewBox="0 0 178 198" svg:d="m0 5h46v30h2c8-17 26-35 60-35 51 0 70 37 70 76v122h-49v-99c0-21-2-57-36-57s-44 25-44 50v106h-49z">
            <text:p/>
          </draw:path>
          <draw:path draw:style-name="gr3" draw:text-style-name="P53" svg:width="0.174cm" svg:height="0.202cm" svg:x="13.36cm" svg:y="21.7cm" svg:viewBox="0 0 175 203" svg:d="m141 64c-12-13-25-22-37-22-35 0-56 29-56 59s21 56 56 56c14 0 28-5 39-16l32 34c-22 19-53 28-71 28-58 0-104-42-104-102s46-101 104-101c25 0 51 9 71 28z">
            <text:p/>
          </draw:path>
          <draw:path draw:style-name="gr3" draw:text-style-name="P53" svg:width="0.205cm" svg:height="0.288cm" svg:x="13.549cm" svg:y="21.705cm" svg:viewBox="0 0 206 289" svg:d="m0 0h55l53 132v0l49-132h49l-91 233c-14 37-30 56-73 56-14 0-24-3-38-7l7-42c7 2 15 5 24 5 25 0 30-10 39-30l9-21z">
            <text:p/>
          </draw:path>
          <draw:g draw:style-name="gr2">
            <draw:g draw:style-name="gr2">
              <draw:path draw:style-name="gr4" draw:text-style-name="P53" svg:width="0.486cm" svg:height="0.618cm" svg:x="14.625cm" svg:y="21.474cm" svg:viewBox="0 0 487 619" svg:d="m487 277c0-92-37-178-102-242-13-14-27-24-41-35l-53 90c56 44 97 108 97 187 0 134-111 243-247 243-32 0-63-7-90-17l-51 86c44 18 92 30 141 30 191 0 346-155 346-342z">
                <text:p/>
              </draw:path>
              <draw:g draw:style-name="gr2">
                <draw:path draw:style-name="gr5" draw:text-style-name="P53" svg:width="0.204cm" svg:height="0.505cm" svg:x="14.812cm" svg:y="21.035cm" svg:viewBox="0 0 205 506" svg:d="m205 97c-2-30-6-60-11-88l-2-9-7 7c-21 19-42 41-62 65-102 131-123 305-123 415v3h4c7 2 12 4 19 6s12 5 19 7l2 3 4-3c91-71 158-242 157-406z">
                  <text:p/>
                </draw:path>
                <draw:path draw:style-name="gr5" draw:text-style-name="P53" svg:width="0.153cm" svg:height="0.523cm" svg:x="14.632cm" svg:y="21.001cm" svg:viewBox="0 0 154 524" svg:d="m35 7-5-7-4 9c-10 26-19 56-26 86 0 163 0 341 74 425l2 4 3-2c7-2 13-2 20-3s12-2 21-2h2l3-2c51-106 34-286-42-432-14-27-30-53-48-76z">
                  <text:p/>
                </draw:path>
                <draw:path draw:style-name="gr5" draw:text-style-name="P53" svg:width="0.313cm" svg:height="0.451cm" svg:x="14.341cm" svg:y="21.123cm" svg:viewBox="0 0 314 452" svg:d="m85 51c-25-17-51-33-76-47l-9-4 2 9c2 30 7 60 14 90 44 160 152 307 257 349l2 4 4-4c5-5 10-9 14-12s12-9 17-11l4-2v-3c0-115-97-270-229-369z">
                  <text:p/>
                </draw:path>
                <draw:path draw:style-name="gr5" draw:text-style-name="P53" svg:width="0.47cm" svg:height="0.282cm" svg:x="14.103cm" svg:y="21.375cm" svg:viewBox="0 0 471 283" svg:d="m58 81c110 124 270 210 387 201h1l2-3c2-6 5-11 9-16s7-14 10-18l4-3-2-2c-53-104-208-201-370-231-32-5-62-9-90-9h-9l5 7c14 25 32 49 53 74z">
                  <text:p/>
                </draw:path>
                <draw:path draw:style-name="gr5" draw:text-style-name="P53" svg:width="0.53cm" svg:height="0.134cm" svg:x="14.002cm" svg:y="21.661cm" svg:viewBox="0 0 531 135" svg:d="m526 95 1-2v-3c0-7 0-12 0-18s2-14 4-21v-3l-4-2c-93-46-275-46-434-46-29 9-58 19-82 34l-11 3 9 5c25 16 51 30 81 41 153 65 335 70 436 12z">
                  <text:p/>
                </draw:path>
                <draw:path draw:style-name="gr5" draw:text-style-name="P53" svg:width="0.498cm" svg:height="0.227cm" svg:x="14.057cm" svg:y="21.821cm" svg:viewBox="0 0 499 228" svg:d="m496 46 3-4-3-1c-4-6-6-11-9-18s-5-12-7-19v-2l-4-2c-114 0-287 41-409 150-25 21-44 44-62 65l-5 9h9c28 4 58 5 92 4 164-11 331-87 395-182z">
                  <text:p/>
                </draw:path>
                <draw:path draw:style-name="gr5" draw:text-style-name="P53" svg:width="0.368cm" svg:height="0.408cm" svg:x="14.26cm" svg:y="21.92cm" svg:viewBox="0 0 369 409" svg:d="m347 16c-5-4-8-9-14-14l-1-2h-4c-113 30-240 162-302 316-10 28-19 56-24 83l-2 10 9-3c28-9 55-21 83-37 144-83 259-224 273-335l4-4-6-2c-5-3-10-9-16-12z">
                  <text:p/>
                </draw:path>
              </draw:g>
              <draw:path draw:style-name="gr4" draw:text-style-name="P53" svg:width="1.056cm" svg:height="1.325cm" svg:x="14.438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51"/>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3.12.2004</text:p>
          </table:table-cell>
          <table:table-cell table:style-name="Versions-management.A2" office:value-type="string">
            <text:p text:style-name="Table_20_Contents">First draft</text:p>
          </table:table-cell>
          <table:table-cell table:style-name="Versions-management.A2" office:value-type="string">
            <text:p text:style-name="Table_20_Contents">Enriko Käsper </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4.12.2004</text:p>
          </table:table-cell>
          <table:table-cell table:style-name="Versions-management.A2" office:value-type="string">
            <text:p text:style-name="Table_20_Contents">Change CVS to SVN</text:p>
            <text:p text:style-name="Table_20_Contents">Change the service names to xmlconv and conv</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24.10.2006</text:p>
          </table:table-cell>
          <table:table-cell table:style-name="Versions-management.A2" office:value-type="string">
            <text:p text:style-name="Table_20_Contents">Change to ODT, Add CAS informatio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07.2007</text:p>
          </table:table-cell>
          <table:table-cell table:style-name="Versions-management.A2" office:value-type="string">
            <text:p text:style-name="Table_20_Contents">Inserted information added by EuroDy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0.01.2009</text:p>
          </table:table-cell>
          <table:table-cell table:style-name="Versions-management.A2" office:value-type="string">
            <text:p text:style-name="Table_20_Contents">CAS login chapters revis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P16">1.4</text:p>
          </table:table-cell>
          <table:table-cell table:style-name="Versions-management.A2" office:value-type="string">
            <text:p text:style-name="P16">15.05.2009</text:p>
          </table:table-cell>
          <table:table-cell table:style-name="Versions-management.A2" office:value-type="string">
            <text:p text:style-name="P16">Added chapter “Using AQ conversion”.</text:p>
          </table:table-cell>
          <table:table-cell table:style-name="Versions-management.A2" office:value-type="string">
            <text:p text:style-name="P16">Vadim Gerassimov</text:p>
          </table:table-cell>
        </table:table-row>
        <table:table-row>
          <table:table-cell table:style-name="Versions-management.A2" office:value-type="string">
            <text:p text:style-name="P16">1.5</text:p>
          </table:table-cell>
          <table:table-cell table:style-name="Versions-management.A2" office:value-type="string">
            <text:p text:style-name="P16">11.09.2009</text:p>
          </table:table-cell>
          <table:table-cell table:style-name="Versions-management.A2" office:value-type="string">
            <text:p text:style-name="P16">Added chapter about installing XMLgawk</text:p>
          </table:table-cell>
          <table:table-cell table:style-name="Versions-management.A2" office:value-type="string">
            <text:p text:style-name="P16">Enriko Käsper</text:p>
          </table:table-cell>
        </table:table-row>
      </table:table>
      <text:p text:style-name="P5"/>
      <text:p text:style-name="P6">Project manager: Eeva Palusuo</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27">1. <text:s text:c="2"/>General software requirements<text:tab/> <text:a xlink:type="simple" xlink:href="#1.General software requirements|outline" text:style-name="Default" text:visited-style-name="Default">4</text:a></text:p>
          <text:p text:style-name="P27">2. <text:s text:c="2"/>Setting up MySQL database platform<text:tab/> <text:a xlink:type="simple" xlink:href="#2.Setting up MySQL database platform|outline" text:style-name="Default" text:visited-style-name="Default">4</text:a></text:p>
          <text:p text:style-name="P26">2.1. <text:s text:c="2"/>Download and installation<text:tab/><text:a xlink:type="simple" xlink:href="#2.1.Download and installation|outline" text:style-name="Default" text:visited-style-name="Default">4</text:a></text:p>
          <text:p text:style-name="P26">2.2. <text:s text:c="2"/>Setting the database access rights<text:tab/><text:a xlink:type="simple" xlink:href="#2.2.Setting the database access rights|outline" text:style-name="Default" text:visited-style-name="Default">4</text:a></text:p>
          <text:p text:style-name="P27">3. <text:s text:c="2"/>Setting up Java Runtime Environment<text:tab/> <text:a xlink:type="simple" xlink:href="#3.Setting up Java Runtime Environment|outline" text:style-name="Default" text:visited-style-name="Default">5</text:a></text:p>
          <text:p text:style-name="P27">4. <text:s text:c="2"/>Setting up Apache web server<text:tab/> <text:a xlink:type="simple" xlink:href="#4.Setting up Apache web server|outline" text:style-name="Default" text:visited-style-name="Default">5</text:a></text:p>
          <text:p text:style-name="P27">5. <text:s text:c="2"/>Setting up the Tomcat servlet engine<text:tab/> <text:a xlink:type="simple" xlink:href="#5.Setting up the Tomcat servlet engine|outline" text:style-name="Default" text:visited-style-name="Default">6</text:a></text:p>
          <text:p text:style-name="P27">6. <text:s text:c="2"/>Connecting Apache web server and Tomcat servlet engine <text:tab/> <text:a xlink:type="simple" xlink:href="#6.Connecting Apache web server and Tomcat servlet engine |outline" text:style-name="Default" text:visited-style-name="Default">6</text:a></text:p>
          <text:p text:style-name="P27">7. <text:s text:c="2"/>Setting up the MySQL driver for Java<text:tab/> <text:a xlink:type="simple" xlink:href="#7.Setting up the MySQL driver for Java|outline" text:style-name="Default" text:visited-style-name="Default">6</text:a></text:p>
          <text:p text:style-name="P27">8. <text:s text:c="2"/>Setting up the GDEM Services<text:tab/> <text:a xlink:type="simple" xlink:href="#8.Setting up the GDEM Services|outline" text:style-name="Default" text:visited-style-name="Default">7</text:a></text:p>
          <text:p text:style-name="P26">8.1. <text:s text:c="2"/>Importing GDEM database<text:tab/><text:a xlink:type="simple" xlink:href="#8.1.Importing GDEM database|outline" text:style-name="Default" text:visited-style-name="Default">7</text:a></text:p>
          <text:p text:style-name="P26">8.2. <text:s text:c="2"/>Setting up Conversion and QA Service<text:tab/><text:a xlink:type="simple" xlink:href="#8.2.Setting up Conversion and QA Service|outline" text:style-name="Default" text:visited-style-name="Default">8</text:a></text:p>
          <text:p text:style-name="P26">8.3. <text:s text:c="2"/>Setting up GDEM WebQuestionnaires Service<text:tab/><text:a xlink:type="simple" xlink:href="#8.3.Setting up GDEM WebQuestionnaires Service|outline" text:style-name="Default" text:visited-style-name="Default">15</text:a></text:p>
          <text:p text:style-name="P26">8.4. <text:s text:c="2"/>Setting up the web root in Apache's conf<text:tab/><text:a xlink:type="simple" xlink:href="#8.4.Setting up the web root in Apache's conf|outline" text:style-name="Default" text:visited-style-name="Default">19</text:a></text:p>
          <text:p text:style-name="P26">8.5. <text:s text:c="2"/>Setting up CAS user authentication<text:tab/><text:a xlink:type="simple" xlink:href="#8.5.Setting up CAS user authentication|outline" text:style-name="Default" text:visited-style-name="Default">19</text:a></text:p>
          <text:p text:style-name="P26">8.6. <text:s text:c="2"/>Setting up without CAS user authentication<text:tab/><text:a xlink:type="simple" xlink:href="#8.6.Setting up without CAS user authentication|outline" text:style-name="Default">21</text:a></text:p>
          <text:p text:style-name="P26">8.7. <text:s text:c="2"/>Configuring access control<text:tab/><text:a xlink:type="simple" xlink:href="#8.7.Configuring access control|outline" text:style-name="Default" text:visited-style-name="Default">21</text:a></text:p>
          <text:p text:style-name="P26">8.8. <text:s text:c="2"/>Using AQ conversion<text:tab/><text:a xlink:type="simple" xlink:href="#8.8.Using AQ conversion|outline" text:style-name="Default" text:visited-style-name="Default">24</text:a></text:p>
          <text:p text:style-name="P26">8.9. <text:s text:c="2"/>Installing external QA script engine – XGAWK<text:tab/><text:a xlink:type="simple" xlink:href="#8.9.Installing external QA script engine – XGAWK|outline" text:style-name="Default" text:visited-style-name="Default">24</text:a></text:p>
          <text:p text:style-name="P27">9. <text:s text:c="2"/>Running and using the GDEM services<text:tab/> <text:a xlink:type="simple" xlink:href="#9.Running and using the GDEM services|outline" text:style-name="Default" text:visited-style-name="Default">25</text:a></text:p>
        </text:index-body>
      </text:table-of-content>
      <text:p text:style-name="Text_20_body"/>
      <text:h text:style-name="P44" text:outline-level="1">General software requirements</text:h>
      <text:p text:style-name="Text_20_body"><text:span text:style-name="T1">GDEM has been tested to run on two types of </text:span><text:span text:style-name="T2">operating systems:</text:span></text:p>
      <text:list xml:id="list38370166" text:style-name="WW8Num35">
        <text:list-item>
          <text:p text:style-name="P28">Linux</text:p>
        </text:list-item>
        <text:list-item>
          <text:p text:style-name="P28">Windows NT Workstation and Server</text:p>
        </text:list-item>
      </text:list>
      <text:p text:style-name="Text_20_body">So first you have to have a Linux or WinNT box ready. On both of the operation systems GDEM needs the following software installed:</text:p>
      <text:list xml:id="list38623610" text:continue-list="list38370166" text:style-name="WW8Num35">
        <text:list-item text:start-value="1">
          <text:p text:style-name="P28">MySQL database platform</text:p>
        </text:list-item>
        <text:list-item>
          <text:p text:style-name="P28">Java Runtime Environment</text:p>
        </text:list-item>
        <text:list-item>
          <text:p text:style-name="P28">Apache HTTP server</text:p>
        </text:list-item>
        <text:list-item>
          <text:p text:style-name="P28">Tomcat servlet engine</text:p>
        </text:list-item>
      </text:list>
      <text:h text:style-name="Heading_20_1" text:outline-level="1">Setting up MySQL database platform</text:h>
      <text:h text:style-name="Heading_20_2" text:outline-level="2">Download and installation</text:h>
      <text:p text:style-name="Text_20_body"><text:span text:style-name="T1">You can download the MySQL installation from </text:span><text:a xlink:type="simple" xlink:href="http://www.mysql.com/downloads/index.html"><text:span text:style-name="Internet_20_link"><text:span text:style-name="T1">http://www.mysql.com/downloads/index.html</text:span></text:span></text:a><text:span text:style-name="T1">. It is recommended to download the latest stable release </text:span><text:span text:style-name="T22">of the 4.1 branch </text:span><text:span text:style-name="T1">that the site recommends. You may download MySQL both for the Linux and WinNT boxes from </text:span><text:a xlink:type="simple" xlink:href="http://dev.mysql.com/downloads/mysql/4.1.html"><text:span text:style-name="Internet_20_link"><text:span text:style-name="T1">http://dev.mysql.com/downloads/mysql/4.1.html</text:span></text:span></text:a><text:span text:style-name="T1">. A comprehensive and full installation guide of MySQL for Linux can be found at </text:span><text:a xlink:type="simple" xlink:href="http://dev.mysql.com/doc/mysql/en/Linux.html"><text:span text:style-name="Internet_20_link"><text:span text:style-name="T1">http://dev.mysql.com/doc/mysql/en/Linux.html</text:span></text:span></text:a><text:span text:style-name="T1"> and for Windows it is available at </text:span><text:a xlink:type="simple" xlink:href="http://dev.mysql.com/doc/mysql/en/Windows_installation.html"><text:span text:style-name="Internet_20_link"><text:span text:style-name="T1">http://dev.mysql.com/doc/mysql/en/Windows_installation.html</text:span></text:span></text:a><text:span text:style-name="T1">. Whenever using MySQL, the documentation at </text:span><text:a xlink:type="simple" xlink:href="http://www.mysql.com/doc/en/"><text:span text:style-name="Internet_20_link"><text:span text:style-name="T1">http://www.mysql.com/doc/en/</text:span></text:span></text:a><text:span text:style-name="T1"> is always helpful.</text:span></text:p>
      <text:h text:style-name="Heading_20_2" text:outline-level="2">Setting the database access rights</text:h>
      <text:p text:style-name="Text_20_body"><text:span text:style-name="T1">Right after the installation the MySQL's </text:span><text:span text:style-name="T9">root</text:span><text:span text:style-name="T1"> password is empty and it is recommended that you change it into something more secure. </text:span><text:span text:style-name="T22">Additionally, you should create a user account for the GDEM database. Please follow the step-by-step instructions below on how to set the access rights (keep in mind that all the following command lines assume that the MySQL binaries are in system PATH):</text:span><text:span text:style-name="T1"> </text:span></text:p>
      <text:list xml:id="list38374295" text:style-name="WW8Num15">
        <text:list-item>
          <text:p text:style-name="P29">start the MySQL client:</text:p>
        </text:list-item>
      </text:list>
      <text:p text:style-name="Example"><text:span text:style-name="Example">shell&gt; mysql -u root -p</text:span></text:p>
      <text:p text:style-name="Text_20_body">The shell will ask for the root password which is empty (press ENTER).</text:p>
      <text:list xml:id="list38647611" text:continue-list="list38374295" text:style-name="WW8Num15">
        <text:list-item text:start-value="1">
          <text:p text:style-name="P29">on the client's command line, select the MySQL grant tables database:</text:p>
        </text:list-item>
      </text:list>
      <text:p text:style-name="Example"><text:span text:style-name="Example">mysql&gt; use mysql;</text:span></text:p>
      <text:list xml:id="list38631583" text:continue-list="list38647611" text:style-name="WW8Num15">
        <text:list-item text:start-value="1">
          <text:p text:style-name="P29">change the root password</text:p>
        </text:list-item>
      </text:list>
      <text:p text:style-name="Example"><text:soft-page-break/><text:span text:style-name="Example">mysql&gt; UPDATE user SET Password=password('new_password') where User='root';</text:span></text:p>
      <text:list xml:id="list38632828" text:continue-list="list38631583" text:style-name="WW8Num15">
        <text:list-item text:start-value="1">
          <text:p text:style-name="P29">create a user for GDEM database, assuming the database name will be 'GDEM'</text:p>
        </text:list-item>
      </text:list>
      <text:p text:style-name="Example"><text:span text:style-name="Example">mysql&gt; INSERT INTO user (Host, User, Password) VALUES ('localhost%', 'username', password('your_password'));</text:span></text:p>
      <text:p text:style-name="P7">The latter will give to the user access rights from localhost. If your MySQL database and the GDEM application are running on different hosts, then you should also execute the following command where your_host is the host where GDEM application runs:</text:p>
      <text:p text:style-name="Example"><text:span text:style-name="Example">mysql&gt; INSERT INTO user (Host, User, Password) VALUES ('your_host', 'username', password('your_password'));</text:span></text:p>
      <text:p text:style-name="Text_20_body">This only creates the user. To grant him/her rights to 'GDEM' database, use the following command:</text:p>
      <text:p text:style-name="Example"><text:span text:style-name="Example">mysql&gt; INSERT INTO db (Host, Db, User, Select_priv, Insert_priv, Update_priv, Delete_priv, Create_priv, Drop_priv) VALUES ('%', 'GDEM', 'username', 'Y', 'Y', 'Y', 'Y', 'Y', 'Y');</text:span></text:p>
      <text:list xml:id="list38652147" text:continue-list="list38632828" text:style-name="WW8Num15">
        <text:list-item text:start-value="1">
          <text:p text:style-name="P29">exit the mysql client and reload the grant tables:</text:p>
        </text:list-item>
      </text:list>
      <text:p text:style-name="Example"><text:span text:style-name="Example">mysql&gt; quit;</text:span></text:p>
      <text:p text:style-name="Example"><text:span text:style-name="Example">shell&gt; mysqladmin -u root -p reload</text:span></text:p>
      <text:p text:style-name="P7">Now the MySQL users should be configured and you are ready to import the GDEM database.</text:p>
      <text:p text:style-name="Text_20_body"><text:span text:style-name="T1">Should you come across any problems when working with grant tables, please consult </text:span><text:a xlink:type="simple" xlink:href="http://www.mysql.com/doc/en/Privileges.html"><text:span text:style-name="T1">http://www.mysql.com/doc/en/Privileges.html</text:span></text:a><text:span text:style-name="T1">.</text:span></text:p>
      <text:h text:style-name="Heading_20_1" text:outline-level="1">Setting up Java Runtime Environment</text:h>
      <text:p text:style-name="Text_20_body"><text:span text:style-name="T1">GDEM software has been written in Java programming language, so you need to install the </text:span><text:span text:style-name="T4">Java</text:span><text:span text:style-name="T14">TM</text:span><text:span text:style-name="T4"> 2 Platform, Standard Edition (J2SE</text:span><text:span text:style-name="T14">TM</text:span><text:span text:style-name="T4">)</text:span><text:span text:style-name="T6">. Homepage for J2SE is at </text:span><text:a xlink:type="simple" xlink:href="http://java.sun.com/j2se/"><text:span text:style-name="Internet_20_link"><text:span text:style-name="T1">http://java.sun.com/j2se/</text:span></text:span></text:a><text:span text:style-name="T6">. </text:span><text:span text:style-name="Default_20_Paragraph_20_Font"><text:span text:style-name="T1">GDEM was developed and tested with JDK 1.4.2</text:span></text:span><text:span text:style-name="T1"> </text:span><text:span text:style-name="T6">which you can download both for Linux (as an RPM or a binary) and WinNT at </text:span><text:a xlink:type="simple" xlink:href="http://java.sun.com/j2se/1.3/download.html"><text:span text:style-name="Internet_20_link"><text:span text:style-name="T1">http://java.sun.com/j2se/1.4.2/index.jsp</text:span></text:span></text:a><text:span text:style-name="T6">. </text:span>Downloading the runtime environment (JRE –Java Runtime Environment) is the minimum requirement for running the GDEM, while the Java SDK (Software Development Kit) addresses any needs for programming and development. </text:p>
      <text:p text:style-name="Text_20_body">Full and comprehensive installation documentation is available for download at <text:a xlink:type="simple" xlink:href="http://java.sun.com/j2se/1.4.2/docs/index.html">http://java.sun.com/j2se/1.4.2/docs/index.html</text:a>. </text:p>
      <text:h text:style-name="Heading_20_1" text:outline-level="1">Setting up Apache web server</text:h>
      <text:p text:style-name="Text_20_body"><text:span text:style-name="T22">For flexible web-management, it is recommended to run GDEM on Apache HTTP server </text:span><text:a xlink:type="simple" xlink:href="http://httpd.apache.org/"><text:span text:style-name="T22">http://httpd.apache.org/</text:span></text:a><text:span text:style-name="T22">. You can download the binary distribution for Linux from </text:span><text:soft-page-break/><text:a xlink:type="simple" xlink:href="http://www.apache.org/dist/httpd/binaries/"><text:span text:style-name="T22">http://nagoya.apache.org/dist/httpd/binaries/linux/</text:span></text:a><text:span text:style-name="T22">. For WinNT the binary is available at </text:span><text:a xlink:type="simple" xlink:href="http://www.apache.org/dist/httpd/binaries/"><text:span text:style-name="T22">http://nagoya.apache.org/dist/httpd/binaries/win32/</text:span></text:a><text:span text:style-name="T22">. The full documentation for installation, start-up and administration of the Apache HTTP server on Linux is available at </text:span><text:a xlink:type="simple" xlink:href="http://httpd.apache.org/docs/"><text:span text:style-name="T22">http://httpd.apache.org/docs/</text:span></text:a><text:span text:style-name="T22">. The same for WinNT platform can be found at </text:span><text:a xlink:type="simple" xlink:href="http://httpd.apache.org/docs/windows.html"><text:span text:style-name="T22">http://httpd.apache.org/docs/windows.html</text:span></text:a><text:span text:style-name="T22">.</text:span><text:span text:style-name="T1"> </text:span></text:p>
      <text:h text:style-name="Heading_20_1" text:outline-level="1">Setting up the Tomcat servlet engine</text:h>
      <text:p text:style-name="Text_20_body"><text:span text:style-name="T1">Since GDEM server side has been programmed using the Java Servlet Technology (</text:span><text:a xlink:type="simple" xlink:href="http://java.sun.com/products/servlet/"><text:span text:style-name="Internet_20_link"><text:span text:style-name="T1">http://java.sun.com/products/servlet/</text:span></text:span></text:a><text:span text:style-name="T1">), you also need to set up a servlet engine and GDEM uses one called </text:span><text:span text:style-name="T5">Tomcat</text:span><text:span text:style-name="T1">. It's a product of Apache’s (</text:span><text:a xlink:type="simple" xlink:href="http://httpd.apache.org/"><text:span text:style-name="Internet_20_link"><text:span text:style-name="T1">http://httpd.apache.org/</text:span></text:span></text:a><text:span text:style-name="T1">) and its homepage is located at </text:span><text:a xlink:type="simple" xlink:href="http://jakarta.apache.org/tomcat/"><text:span text:style-name="Internet_20_link"><text:span text:style-name="T1">http://jakarta.apache.org/tomcat/</text:span></text:span></text:a><text:span text:style-name="T1">. </text:span>GDEM has been successfully tested on Tomcat version 5.0.28 and you can download the binary from <text:a xlink:type="simple" xlink:href="http://tomcat.apache.org/download-55.cgi#5.0.28">http://tomcat.apache.org/download-55.cgi#5.0.28</text:a>. For the documentation on how to install and get started with Tomcat, please go to http://jakarta.apache.org/tomcat/tomcat-5.0-doc/index.html. </text:p>
      <text:h text:style-name="Heading_20_1" text:outline-level="1">Connecting Apache web server and Tomcat servlet engine </text:h>
      <text:p text:style-name="Text_20_body"><text:span text:style-name="T1">To get the most out of Apache's web management and Tomcat's handling of Java servlets, you need to configure these products accordingly. This is also necessary in case you want your machine to run only one web server hosting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span><text:a xlink:type="simple" xlink:href="http://tomcat.apache.org/connectors-doc/howto/apache.html"><text:span text:style-name="T1"><text:line-break/>http://tomcat.apache.org/connectors-doc/howto/apache.html</text:span></text:a></text:p>
      <text:p text:style-name="Text_20_body">The suggested Web Server connector is Mod_jk. Mod_jk can be obtained in two formats, binary and source form <text:a xlink:type="simple" xlink:href="http://www.apache.org/dist/jakarta/tomcat-connectors/jk/">http://www.apache.org/dist/jakarta/tomcat-connectors/jk/</text:a>. Depending on the platform you are running your web server on, a binary version of mod_jk may be available. It is recommended to use the source version for better integration in production environment.</text:p>
      <text:h text:style-name="Heading_20_1" text:outline-level="1">Setting up the MySQL driver for Java</text:h>
      <text:p text:style-name="P8">Since GDEM software runs in Java Runtime Environment, it needs a Java driver for accessing MySQL database. The JDBC (Java DataBase Connection) driver for MySQL can be downloaded from</text:p>
      <text:p text:style-name="P9"><text:a xlink:type="simple" xlink:href="http://dev.mysql.com/downloads/connector/j/3.1.html"><text:span text:style-name="T25">http://dev.mysql.com/downloads/connector/j/3.1.html</text:span></text:a><text:span text:style-name="T1">. It is called </text:span><text:span text:style-name="T3">MySQL Connector/J</text:span><text:span text:style-name="T1">.</text:span></text:p>
      <text:p text:style-name="P7">GDEM has been tested to work with MySQL Connector/J version 3.1.10.</text:p>
      <text:p text:style-name="Text_20_body"><text:span text:style-name="T1">Setting up the JDBC driver is as easy as copying the </text:span><text:span text:style-name="T9">mysql-connector-java-*.jar</text:span><text:span text:style-name="T1"> file into the Tomcat’s common libraries directory which is normally TOMCAT_HOME/common/lib.</text:span></text:p>
      <text:h text:style-name="Heading_20_1" text:outline-level="1"><text:soft-page-break/>Setting up the GDEM Services</text:h>
      <text:p text:style-name="Text_20_body">By now you have set up all the software needed for installing and running GDEM services. The next steps will focus on how to install the GDEM database and software and how to configure GDEM web with Apache and Tomcat. GDEM services have been divided into 2 different installation packages. These are available at SVN server as: </text:p>
      <text:list xml:id="list38631641" text:continue-list="list38623610" text:style-name="WW8Num35">
        <text:list-item text:start-value="1">
          <text:p text:style-name="P28"><text:span text:style-name="T1">xmlconv – contains conversion service and QA service </text:span><text:a xlink:type="simple" xlink:href="https://svn.eionet.eu.int/repositories/Reportnet/xmlconv/trunk"><text:span text:style-name="Internet_20_link">https://svn.eionet.eu.int/repositories/Reportnet/xmlconv/trunk</text:span></text:a></text:p>
        </text:list-item>
        <text:list-item>
          <text:p text:style-name="P28"><text:span text:style-name="T1">webq – contains WebForms/WebQuestionnaires service <text:line-break/></text:span><text:a xlink:type="simple" xlink:href="https://svn.eionet.eu.int/repositories/Reportnet/webq/trunk"><text:span text:style-name="Internet_20_link">https://svn.eionet.eu.int/repositories/Reportnet/webq/trunk</text:span></text:a></text:p>
        </text:list-item>
      </text:list>
      <text:h text:style-name="Heading_20_2" text:outline-level="2">Importing GDEM database</text:h>
      <text:p text:style-name="Text_20_body"><text:span text:style-name="T1">The GDEM database has been dumped into </text:span><text:span text:style-name="T9">gdem.sql</text:span><text:span text:style-name="T1"> file in GDEM services home directory. Currently the database contains the tables for all GDEM Services. But each service can use its own database, if these are installed separately and imported separately into MySQL and called differently. The database names for webapps has been defined in properties files WEB-INF/classes directory – gdem.properties. Before you can import it, you should create an empty database for GDEM. Let's assume that you call it 'GDEM'. You can create it by going to the MySQL client's command line and executing the following commands:</text:span></text:p>
      <text:p text:style-name="Example"><text:span text:style-name="Example">mysql&gt; drop database GDEM;</text:span></text:p>
      <text:p text:style-name="Example"><text:span text:style-name="Example">mysql&gt; create database GDEM;</text:span></text:p>
      <text:p text:style-name="Text_20_body">To import the database structure, exit the MySQL client and follow this command on the system shell:</text:p>
      <text:p text:style-name="Example"><text:span text:style-name="Example">shell&gt; mysql -u root -p GDEM &lt; xmlconv_home/gdem.sql</text:span></text:p>
      <text:p text:style-name="Text_20_body">or for WebQ service: </text:p>
      <text:p text:style-name="Example"><text:span text:style-name="Example">shell&gt; mysql -u root -p GDEM &lt; webq_home/gdem.sql</text:span></text:p>
      <text:p text:style-name="Text_20_body">These commands are the same both for Linux and WinNT.</text:p>
      <text:p text:style-name="Text_20_body">Now the database for GDEM should be ready both with its structure and contents.</text:p>
      <text:p text:style-name="Text_20_body">All GDEM database tables are listed in the following table with short descriptions and services, which are using them.</text:p>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table-cell table:style-name="Table5.A1" office:value-type="string">
            <text:p text:style-name="P17">Table name</text:p>
          </table:table-cell>
          <table:table-cell table:style-name="Table5.A1" office:value-type="string">
            <text:p text:style-name="P17">Conversion Service</text:p>
          </table:table-cell>
          <table:table-cell table:style-name="Table5.A1" office:value-type="string">
            <text:p text:style-name="P17">QA service </text:p>
          </table:table-cell>
          <table:table-cell table:style-name="Table5.A1" office:value-type="string">
            <text:p text:style-name="P17">WebQ Service</text:p>
          </table:table-cell>
          <table:table-cell table:style-name="Table5.E1" office:value-type="string">
            <text:p text:style-name="P17">Description</text:p>
          </table:table-cell>
        </table:table-row>
        <table:table-row>
          <table:table-cell table:style-name="Table5.A2" office:value-type="string">
            <text:p text:style-name="P15">T_SCHEMA</text:p>
          </table:table-cell>
          <table:table-cell table:style-name="Table5.A2" office:value-type="string">
            <text:p text:style-name="P15">x</text:p>
          </table:table-cell>
          <table:table-cell table:style-name="Table5.A2" office:value-type="string">
            <text:p text:style-name="P15">x</text:p>
          </table:table-cell>
          <table:table-cell table:style-name="Table5.A2" office:value-type="string">
            <text:p text:style-name="P15">x</text:p>
          </table:table-cell>
          <table:table-cell table:style-name="Table5.E2" office:value-type="string">
            <text:p text:style-name="P15">Table for XML schemas</text:p>
          </table:table-cell>
        </table:table-row>
        <table:table-row>
          <table:table-cell table:style-name="Table5.A2" office:value-type="string">
            <text:p text:style-name="P15">T_ROOT_ELEM</text:p>
          </table:table-cell>
          <table:table-cell table:style-name="Table5.A2" office:value-type="string">
            <text:p text:style-name="P15">x</text:p>
          </table:table-cell>
          <table:table-cell table:style-name="Table5.A2" office:value-type="string">
            <text:p text:style-name="P15">x</text:p>
          </table:table-cell>
          <table:table-cell table:style-name="Table5.A2" office:value-type="string">
            <text:p text:style-name="P15"/>
          </table:table-cell>
          <table:table-cell table:style-name="Table5.E2" office:value-type="string">
            <text:p text:style-name="P15">Table for XML schema root elements and namespaces</text:p>
          </table:table-cell>
        </table:table-row>
        <table:table-row>
          <table:table-cell table:style-name="Table5.A2" office:value-type="string">
            <text:p text:style-name="P15">T_CONVTYPE <text:s/></text:p>
          </table:table-cell>
          <table:table-cell table:style-name="Table5.A2" office:value-type="string">
            <text:p text:style-name="P15">x</text:p>
          </table:table-cell>
          <table:table-cell table:style-name="Table5.A2" office:value-type="string">
            <text:p text:style-name="P15">x</text:p>
          </table:table-cell>
          <table:table-cell table:style-name="Table5.A2" office:value-type="string">
            <text:p text:style-name="P15"/>
          </table:table-cell>
          <table:table-cell table:style-name="Table5.E2" office:value-type="string">
            <text:p text:style-name="P15">All possible conversion types</text:p>
          </table:table-cell>
        </table:table-row>
        <table:table-row>
          <table:table-cell table:style-name="Table5.A2" office:value-type="string">
            <text:p text:style-name="P15">T_HOST</text:p>
          </table:table-cell>
          <table:table-cell table:style-name="Table5.A2" office:value-type="string">
            <text:p text:style-name="P15">x</text:p>
          </table:table-cell>
          <table:table-cell table:style-name="Table5.A2" office:value-type="string">
            <text:p text:style-name="P15">x</text:p>
          </table:table-cell>
          <table:table-cell table:style-name="Table5.A2" office:value-type="string">
            <text:p text:style-name="P15"/>
          </table:table-cell>
          <table:table-cell table:style-name="Table5.E2" office:value-type="string">
            <text:p text:style-name="P15">User credentials for different hosts</text:p>
          </table:table-cell>
        </table:table-row>
        <table:table-row>
          <table:table-cell table:style-name="Table5.A2" office:value-type="string">
            <text:p text:style-name="P15">T_STYLESHEET</text:p>
          </table:table-cell>
          <table:table-cell table:style-name="Table5.A2" office:value-type="string">
            <text:p text:style-name="P15">x</text:p>
          </table:table-cell>
          <table:table-cell table:style-name="Table5.A2" office:value-type="string">
            <text:p text:style-name="P15"/>
          </table:table-cell>
          <table:table-cell table:style-name="Table5.A2" office:value-type="string">
            <text:p text:style-name="P15"/>
          </table:table-cell>
          <table:table-cell table:style-name="Table5.E2" office:value-type="string">
            <text:p text:style-name="P15">Conversion data and file references</text:p>
          </table:table-cell>
        </table:table-row>
        <table:table-row>
          <table:table-cell table:style-name="Table5.A2" office:value-type="string">
            <text:p text:style-name="P15">T_QUERY</text:p>
          </table:table-cell>
          <table:table-cell table:style-name="Table5.A2" office:value-type="string">
            <text:p text:style-name="P15"/>
          </table:table-cell>
          <table:table-cell table:style-name="Table5.A2" office:value-type="string">
            <text:p text:style-name="P15">x</text:p>
          </table:table-cell>
          <table:table-cell table:style-name="Table5.A2" office:value-type="string">
            <text:p text:style-name="P15"/>
          </table:table-cell>
          <table:table-cell table:style-name="Table5.E2" office:value-type="string">
            <text:p text:style-name="P15">XQuery data and file references</text:p>
          </table:table-cell>
        </table:table-row>
        <table:table-row>
          <table:table-cell table:style-name="Table5.A2" office:value-type="string">
            <text:p text:style-name="P15">T_XQJOBS</text:p>
          </table:table-cell>
          <table:table-cell table:style-name="Table5.A2" office:value-type="string">
            <text:p text:style-name="P15"/>
          </table:table-cell>
          <table:table-cell table:style-name="Table5.A2" office:value-type="string">
            <text:p text:style-name="P15">x</text:p>
          </table:table-cell>
          <table:table-cell table:style-name="Table5.A2" office:value-type="string">
            <text:p text:style-name="P15"/>
          </table:table-cell>
          <table:table-cell table:style-name="Table5.E2" office:value-type="string">
            <text:p text:style-name="P15">Work-queue system jobs</text:p>
          </table:table-cell>
        </table:table-row>
        <table:table-row>
          <table:table-cell table:style-name="Table5.A2" office:value-type="string">
            <text:p text:style-name="P15">T_FILE</text:p>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x</text:p>
          </table:table-cell>
          <table:table-cell table:style-name="Table5.E2" office:value-type="string">
            <text:p text:style-name="P15">XForms data and file references</text:p>
          </table:table-cell>
        </table:table-row>
        <table:table-row>
          <table:table-cell table:style-name="Table5.A2" office:value-type="string">
            <text:p text:style-name="P15">T_LANGUAGE</text:p>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x</text:p>
          </table:table-cell>
          <table:table-cell table:style-name="Table5.E2" office:value-type="string">
            <text:p text:style-name="P15">XForms language</text:p>
          </table:table-cell>
        </table:table-row>
        <table:table-row>
          <table:table-cell table:style-name="Table5.A2" office:value-type="string">
            <text:p text:style-name="P15">T_XFBROWSER</text:p>
          </table:table-cell>
          <table:table-cell table:style-name="Table5.A2" office:value-type="string">
            <text:p text:style-name="P15"/>
          </table:table-cell>
          <table:table-cell table:style-name="Table5.A2" office:value-type="string">
            <text:p text:style-name="P15"/>
          </table:table-cell>
          <table:table-cell table:style-name="Table5.A2" office:value-type="string">
            <text:p text:style-name="P15">x</text:p>
          </table:table-cell>
          <table:table-cell table:style-name="Table5.E2" office:value-type="string">
            <text:p text:style-name="P15">XForms browsers</text:p>
          </table:table-cell>
        </table:table-row>
        <table:table-row>
          <table:table-cell table:style-name="Table5.A2" office:value-type="string">
            <text:p text:style-name="P10">T_UPL_SCHEMA</text:p>
          </table:table-cell>
          <table:table-cell table:style-name="Table5.A2" office:value-type="string">
            <text:p text:style-name="P15">x</text:p>
          </table:table-cell>
          <table:table-cell table:style-name="Table5.A2" office:value-type="string">
            <text:p text:style-name="P15"/>
          </table:table-cell>
          <table:table-cell table:style-name="Table5.A2" office:value-type="string">
            <text:p text:style-name="P15"/>
          </table:table-cell>
          <table:table-cell table:style-name="Table5.E2" office:value-type="string">
            <text:p text:style-name="P10">Table for manually uploaded XML schemas</text:p>
          </table:table-cell>
        </table:table-row>
      </table:table>
      <text:p text:style-name="Text_20_body"/>
      <text:h text:style-name="Heading_20_2" text:outline-level="2">Setting up Conversion and QA Service</text:h>
      <text:p text:style-name="Text_20_body">GDEM Services package (xmlconv) contains:</text:p>
      <text:list xml:id="list38373058" text:style-name="WW8Num21">
        <text:list-item>
          <text:p text:style-name="P30">Conversion service</text:p>
        </text:list-item>
      </text:list>
      <text:list xml:id="list38637827" text:continue-list="list38631641" text:style-name="WW8Num35">
        <text:list-item text:start-value="1">
          <text:p text:style-name="P28">Stylesheet Repository – web-based database for storing stylesheets (xsl).</text:p>
        </text:list-item>
        <text:list-item>
          <text:p text:style-name="P28">Web Converter - <text:s/>web interface for conversion service (XML conversions, Excel to XML)</text:p>
        </text:list-item>
        <text:list-item>
          <text:p text:style-name="P28">XML-RPC methods for remote conversions</text:p>
        </text:list-item>
      </text:list>
      <text:list xml:id="list38630641" text:continue-list="list38373058" text:style-name="WW8Num21">
        <text:list-item text:start-value="1">
          <text:p text:style-name="P30">QA service</text:p>
        </text:list-item>
      </text:list>
      <text:list xml:id="list38639650" text:continue-list="list38637827" text:style-name="WW8Num35">
        <text:list-item text:start-value="1">
          <text:p text:style-name="P28">XQueries repository – web-based database for storing XQuery scripts</text:p>
        </text:list-item>
        <text:list-item>
          <text:p text:style-name="P28">Work-queue system – <text:s/>work-queue engine for running jobs and web-based interface for monitoring jobs</text:p>
        </text:list-item>
        <text:list-item>
          <text:p text:style-name="P28">Sandbox for XQueries – web page for running and editing XQuery scripts</text:p>
        </text:list-item>
        <text:list-item>
          <text:p text:style-name="P28">XML-RPC methods for remote quality assurance</text:p>
        </text:list-item>
      </text:list>
      <text:list xml:id="list38634770" text:continue-list="list38630641" text:style-name="WW8Num21">
        <text:list-item text:start-value="1">
          <text:p text:style-name="P30">Validation service</text:p>
        </text:list-item>
      </text:list>
      <text:list xml:id="list38645868" text:continue-list="list38639650" text:style-name="WW8Num35">
        <text:list-item text:start-value="1">
          <text:p text:style-name="P28">XML-RPC methods for remote validation</text:p>
        </text:list-item>
      </text:list>
      <text:p text:style-name="Text_20_body"/>
      <text:p text:style-name="Text_20_body">GDEM package has the following directory structure:</text:p>
      <text:p text:style-name="Example">/xmlconv</text:p>
      <text:p text:style-name="Example">/acl<text:tab/><text:tab/>Access control files</text:p>
      <text:p text:style-name="Example">/public<text:tab/><text:tab/>GDEM Service JSP files, CSS files, JavaScript files</text:p>
      <text:p text:style-name="Example"><text:tab/>/images<text:tab/>JPG, GIF and other image files</text:p>
      <text:p text:style-name="Example"><text:soft-page-break/><text:tab/>/queries <text:tab/>legal folder XQuery scripts</text:p>
      <text:p text:style-name="Example"><text:tab/>/tmp<text:tab/><text:tab/>folder for temporary files; work-queue uses this folder for <text:tab/><text:tab/><text:tab/>storing inputs and outputs temporarily</text:p>
      <text:p text:style-name="Example"><text:tab/>/WEB-INF<text:tab/>web.xml</text:p>
      <text:p text:style-name="Example">/classes<text:tab/>output directory where the Java classes should be compiled <text:tab/><text:tab/><text:tab/>to, home directory for properties</text:p>
      <text:p text:style-name="Example">/lib<text:tab/>JAR libraries </text:p>
      <text:p text:style-name="Example"><text:tab/>/xsl<text:tab/><text:tab/>legal folder for stylesheets</text:p>
      <text:p text:style-name="Example">/src</text:p>
      <text:p text:style-name="Example">/eionet <text:tab/>GDEM services source files </text:p>
      <text:p text:style-name="Text_20_body"/>
      <text:p text:style-name="Text_20_body"><text:span text:style-name="T15">In the following chapters the disribution's root directory </text:span><text:span text:style-name="T10">/xmlconv</text:span><text:span text:style-name="T15"> will be referred to as GDEM home directory (XMLCONV_HOME). The same GDEM directory structure is meant both for Linux and WinNT.</text:span></text:p>
      <text:h text:style-name="Heading_20_3" text:outline-level="3"><text:bookmark-start text:name="_Ref88971096"/><text:bookmark-start text:name="_Ref88971104"/><text:bookmark-start text:name="_Ref88971126"/>Installing GDEM and building Java source<text:bookmark-end text:name="_Ref88971096"/><text:bookmark-end text:name="_Ref88971104"/><text:bookmark-end text:name="_Ref88971126"/></text:h>
      <text:p text:style-name="Text_20_body"><text:span text:style-name="T15">GDEM Java source files are located in XMLCONV_HOME/src directory. Since no built class files are offered with GDEM package, you must build that source. </text:span><text:span text:style-name="T24">It is recommended that for this operation you use the Apache Ant tool. </text:span><text:span text:style-name="T15">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15">. The download is available at </text:span><text:a xlink:type="simple" xlink:href="http://ant.apache.org/bindownload.cgi"><text:span text:style-name="Internet_20_link">http://ant.apache.org/bindownload.cgi</text:span></text:a><text:span text:style-name="T15">.</text:span></text:p>
      <text:p text:style-name="Text_20_body"><text:span text:style-name="T15">Please follow the guideliens at </text:span><text:a xlink:type="simple" xlink:href="http://ant.apache.org/manual/index.html"><text:span text:style-name="Internet_20_link">http://ant.apache.org/manual/index.html</text:span></text:a><text:span text:style-name="T15"> for installation.</text:span></text:p>
      <text:p text:style-name="Text_20_body"><text:span text:style-name="T24">Using Ant is fairly straight forward. Ant is using XML-formatted build file for installation. </text:span><text:span text:style-name="T22">Build.xml can be found from </text:span><text:span text:style-name="T24">XMLCONV</text:span><text:span text:style-name="T1"> </text:span><text:span text:style-name="T22">_HOME directory. The main target of the ant call is </text:span><text:span text:style-name="T23">install</text:span><text:span text:style-name="T22">, which creates the folders, copies files and compiles all the classes. Install parameters are stored in build.properties file. It refers to the directory, where the service will be installed. Usually it is webapps directory of Tomcat. The ant call should look as follows:</text:span><text:span text:style-name="T1"> </text:span></text:p>
      <text:p text:style-name="Example"><text:span text:style-name="Example"><text:span text:style-name="T10">shell&gt; ant_home/bin/</text:span></text:span><text:span text:style-name="Example"><text:span text:style-name="T1">ant install</text:span></text:span></text:p>
      <text:p text:style-name="P41">Ant reads all arguments from build.properties file:</text:p>
      <text:p text:style-name="P41"><text:tab/>build.dir - directory where the application will be installed eg. <text:s/>/tomcat/webapps</text:p>
      <text:p text:style-name="P20"><text:tab/>servletapi.jar - servletapi.jar file location eg. /tomcat/common/lib/srvletapi.jar</text:p>
      <text:p text:style-name="P20"><text:tab/>vhost - if tdefined, the application will be installed as a new virtual host. </text:p>
      <text:p text:style-name="P18"><text:tab/><text:tab/><text:tab/><text:tab/><text:tab/><text:tab/><text:tab/><text:tab/><text:tab/><text:tab/><text:tab/></text:p>
      <text:p text:style-name="P42"><text:soft-page-break/><text:tab/><text:span text:style-name="T27">If build.properties doesn't exist yet, then make a copy from default.properties and rename it to build.properties. Modify properties, if needed.</text:span></text:p>
      <text:p text:style-name="P18"><text:tab/></text:p>
      <text:p text:style-name="P22">The main targets are:</text:p>
      <text:p text:style-name="P20"><text:span text:style-name="T18">compile</text:span> - c<text:span text:style-name="T27">ompiles java classes into classes.dir.</text:span></text:p>
      <text:p text:style-name="P21">buildjar - <text:span text:style-name="T27">builds xmlconv.jar into WEB-INF/lib directory. removes also compiled java classes from classes directory.</text:span></text:p>
      <text:p text:style-name="P21">install <text:span text:style-name="T21">– (default target) </text:span>c<text:span text:style-name="T27">reates the correct deployment directory structure in the target build.dir and copies all web (jsp, xsl, xml,images, css and js), configuration (web.xml) related data there, java libraries and builds jar file.</text:span></text:p>
      <text:p text:style-name="P21">clean - <text:span text:style-name="T27">this target removes all compiled java classes from classes.dir, but does not touch the rest (jsp, html, xml, stylesheets etc.)</text:span></text:p>
      <text:p text:style-name="P21">test - <text:span text:style-name="T27">runs unit tests.</text:span></text:p>
      <text:p text:style-name="P19"/>
      <text:p text:style-name="Text_20_body">It is simpliest to put Ant’s executable into your PATH so that you can go to XMLCONV_HOME and execute Ant from there, with exactly the above shown command. In that case you don’t need actually to change anything in the above build file. But if you don’t run Ant from XMLCONV_HOME then you need to make sure that the paths in the build file are correct. The file speaks very much for itself, but you can find out more about its formatting from the Ant’s manual.</text:p>
      <text:h text:style-name="P46" text:outline-level="3"><text:bookmark-start text:name="_Ref88974938"/><text:bookmark-start text:name="_Ref88974942"/><text:bookmark-start text:name="_Ref88974946"/>Setting up the GDEM services web<text:bookmark-end text:name="_Ref88974938"/><text:bookmark-end text:name="_Ref88974942"/><text:bookmark-end text:name="_Ref88974946"/></text:h>
      <text:p text:style-name="Text_20_body">XMLCONV web setup and configuration is to be written into 2 files:</text:p>
      <text:list xml:id="list38390409" text:style-name="WW8Num2">
        <text:list-item>
          <text:p text:style-name="P31">server.xml file in TOMCAT_HOME/conf directory</text:p>
        </text:list-item>
        <text:list-item>
          <text:p text:style-name="P31">web.xml file in XMLCONV_HOME/public/WEB-INF directory</text:p>
        </text:list-item>
      </text:list>
      <text:p text:style-name="Text_20_body"><text:span text:style-name="T16">NB!</text:span><text:span text:style-name="T15"> Before reading the following guidelines on conrete configuration needs for GDEM, please read first the Tomcat manuals on how to configure those files in general.</text:span></text:p>
      <text:p text:style-name="Text_20_body"><text:span text:style-name="T17">server.xml</text:span><text:span text:style-name="T15"> comes with Tomcat and that’s where you basically declare the existance of GDEM application.</text:span></text:p>
      <text:p text:style-name="Text_20_body">In Tomcat’s terms a web application is a context. To set up the GDEM context, follow the next steps:</text:p>
      <text:list xml:id="list38369164" text:style-name="WW8Num24">
        <text:list-item>
          <text:p text:style-name="P32">in <text:span text:style-name="T12">&lt;Host name="localhost" debug="0" appBase="..." ...&gt;</text:span> declaration set the 'appBase' to the full path of your web applications directory (the directory where <text:span text:style-name="T15">XMLCONV</text:span>_HOME is residing).</text:p>
        </text:list-item>
        <text:list-item>
          <text:p text:style-name="P32">between the <text:span text:style-name="T12">&lt;Host&gt;&lt;/Host&gt;</text:span> tags add the GDEM's context as follows</text:p>
        </text:list-item>
      </text:list>
      <text:p text:style-name="XML_20_Listing">&lt;!-- START OF GDEM --&gt;</text:p>
      <text:p text:style-name="XML_20_Listing"/>
      <text:p text:style-name="XML_20_Listing"><text:s text:c="8"/>&lt;Host name='converters.eionet.europa.eu'</text:p>
      <text:p text:style-name="XML_20_Listing"><text:s text:c="14"/>appBase='/prj/gdem/public' unpackWARs='true' debug='0'&gt;</text:p>
      <text:p text:style-name="XML_20_Listing"><text:s text:c="12"/>&lt;Context path="" docBase="/prj/xmlconv/public" debug="0"</text:p>
      <text:p text:style-name="XML_20_Listing"><text:s text:c="18"/>reloadable="true" crossContext="true"&gt;</text:p>
      <text:p text:style-name="XML_20_Listing"><text:s text:c="4"/>&lt;Resource name="jdbc/GDEM_DB" auth="Container"</text:p>
      <text:p text:style-name="XML_20_Listing"><text:s text:c="9"/>type="javax.sql.DataSource" /&gt;</text:p>
      <text:p text:style-name="XML_20_Listing"><text:soft-page-break/><text:s text:c="4"/>&lt;ResourceParams name="jdbc/GDEM_DB"&gt;</text:p>
      <text:p text:style-name="XML_20_Listing"><text:s text:c="8"/>&lt;parameter&gt;</text:p>
      <text:p text:style-name="XML_20_Listing"><text:s text:c="12"/>&lt;name&gt;factory&lt;/name&gt;</text:p>
      <text:p text:style-name="XML_20_Listing"><text:s text:c="12"/>&lt;value&gt;</text:p>
      <text:p text:style-name="XML_20_Listing"><text:s text:c="16"/>org.apache.commons.dbcp.BasicDataSourceFactory</text:p>
      <text:p text:style-name="XML_20_Listing"><text:s text:c="12"/>&lt;/value&gt;</text:p>
      <text:p text:style-name="XML_20_Listing"><text:s text:c="8"/>&lt;/parameter&gt;</text:p>
      <text:p text:style-name="XML_20_Listing"/>
      <text:p text:style-name="XML_20_Listing"><text:s text:c="8"/>&lt;!-- Maximum number of dB connections in pool. Make sure you</text:p>
      <text:p text:style-name="XML_20_Listing"><text:s text:c="12"/>configure your mysqld max_connections large enough to handle</text:p>
      <text:p text:style-name="XML_20_Listing"><text:s text:c="12"/>all of your db connections. Set to 0 for no limit.</text:p>
      <text:p text:style-name="XML_20_Listing"><text:s text:c="8"/>--&gt;</text:p>
      <text:p text:style-name="XML_20_Listing"><text:s text:c="8"/>&lt;parameter&gt;</text:p>
      <text:p text:style-name="XML_20_Listing"><text:s text:c="12"/>&lt;name&gt;maxActive&lt;/name&gt;</text:p>
      <text:p text:style-name="XML_20_Listing"><text:s text:c="12"/>&lt;value&gt;100&lt;/value&gt;</text:p>
      <text:p text:style-name="XML_20_Listing"><text:s text:c="8"/>&lt;/parameter&gt;</text:p>
      <text:p text:style-name="XML_20_Listing"/>
      <text:p text:style-name="XML_20_Listing"><text:s text:c="8"/>&lt;!-- Maximum number of idle dB connections to retain in pool.</text:p>
      <text:p text:style-name="XML_20_Listing"><text:s text:c="12"/>Set to -1 for no limit. <text:s/>See also the DBCP documentation on this</text:p>
      <text:p text:style-name="XML_20_Listing"><text:s text:c="12"/>and the minEvictableIdleTimeMillis configuration parameter.</text:p>
      <text:p text:style-name="XML_20_Listing"><text:s text:c="8"/>--&gt;</text:p>
      <text:p text:style-name="XML_20_Listing"><text:s text:c="8"/>&lt;parameter&gt;</text:p>
      <text:p text:style-name="XML_20_Listing"><text:s text:c="12"/>&lt;name&gt;maxIdle&lt;/name&gt;</text:p>
      <text:p text:style-name="XML_20_Listing"><text:s text:c="12"/>&lt;value&gt;30&lt;/value&gt;</text:p>
      <text:p text:style-name="XML_20_Listing"><text:s text:c="8"/>&lt;/parameter&gt;</text:p>
      <text:p text:style-name="XML_20_Listing"/>
      <text:p text:style-name="XML_20_Listing"><text:s text:c="8"/>&lt;!-- Maximum time to wait for a dB connection to become available</text:p>
      <text:p text:style-name="XML_20_Listing"><text:s text:c="12"/>in ms, in this example 10 seconds. An Exception is thrown if</text:p>
      <text:p text:style-name="XML_20_Listing"><text:s text:c="12"/>this timeout is exceeded. <text:s/>Set to -1 to wait indefinitely.</text:p>
      <text:p text:style-name="XML_20_Listing"><text:s text:c="8"/>--&gt;</text:p>
      <text:p text:style-name="XML_20_Listing"><text:s text:c="8"/>&lt;parameter&gt;</text:p>
      <text:p text:style-name="XML_20_Listing"><text:s text:c="12"/>&lt;name&gt;maxWait&lt;/name&gt;</text:p>
      <text:p text:style-name="XML_20_Listing"><text:s text:c="12"/>&lt;value&gt;10000&lt;/value&gt;</text:p>
      <text:p text:style-name="XML_20_Listing"><text:s text:c="8"/>&lt;/parameter&gt;</text:p>
      <text:p text:style-name="XML_20_Listing"/>
      <text:p text:style-name="XML_20_Listing"><text:s text:c="8"/>&lt;parameter&gt;</text:p>
      <text:p text:style-name="XML_20_Listing"><text:s text:c="12"/>&lt;name&gt;username&lt;/name&gt;</text:p>
      <text:p text:style-name="XML_20_Listing"><text:s text:c="12"/>&lt;value&gt;USERNAME_HERE&lt;/value&gt;</text:p>
      <text:p text:style-name="XML_20_Listing"><text:s text:c="8"/>&lt;/parameter&gt;</text:p>
      <text:p text:style-name="XML_20_Listing"><text:s text:c="8"/>&lt;parameter&gt;</text:p>
      <text:p text:style-name="XML_20_Listing"><text:s text:c="12"/>&lt;name&gt;password&lt;/name&gt;</text:p>
      <text:p text:style-name="XML_20_Listing"><text:s text:c="12"/>&lt;value&gt;PASSWORD_HERE&lt;/value&gt;</text:p>
      <text:p text:style-name="XML_20_Listing"><text:s text:c="8"/>&lt;/parameter&gt;</text:p>
      <text:p text:style-name="XML_20_Listing"/>
      <text:p text:style-name="XML_20_Listing"><text:s text:c="8"/>&lt;parameter&gt;</text:p>
      <text:p text:style-name="XML_20_Listing"><text:s text:c="12"/>&lt;name&gt;driverClassName&lt;/name&gt;</text:p>
      <text:p text:style-name="XML_20_Listing"><text:s text:c="12"/>&lt;value&gt;com.mysql.jdbc.Driver&lt;/value&gt;</text:p>
      <text:p text:style-name="XML_20_Listing"><text:s text:c="8"/>&lt;/parameter&gt;</text:p>
      <text:p text:style-name="XML_20_Listing"/>
      <text:p text:style-name="XML_20_Listing"><text:s text:c="8"/>&lt;parameter&gt;</text:p>
      <text:p text:style-name="XML_20_Listing"><text:s text:c="12"/>&lt;name&gt;poolPreparedStatements&lt;/name&gt;</text:p>
      <text:p text:style-name="XML_20_Listing"><text:s text:c="12"/>&lt;value&gt;true&lt;/value&gt;</text:p>
      <text:p text:style-name="XML_20_Listing"><text:s text:c="8"/>&lt;/parameter&gt;</text:p>
      <text:p text:style-name="XML_20_Listing"/>
      <text:p text:style-name="XML_20_Listing"><text:s text:c="8"/>&lt;parameter&gt;</text:p>
      <text:p text:style-name="XML_20_Listing"><text:s text:c="12"/>&lt;name&gt;url&lt;/name&gt;</text:p>
      <text:p text:style-name="XML_20_Listing"><text:s text:c="12"/>&lt;value&gt;</text:p>
      <text:p text:style-name="XML_20_Listing"><text:s text:c="16"/>jdbc:mysql://localhost:3306/GDEM?autoReconnect=true</text:p>
      <text:p text:style-name="XML_20_Listing"><text:s text:c="12"/>&lt;/value&gt;</text:p>
      <text:p text:style-name="XML_20_Listing"><text:s text:c="8"/>&lt;/parameter&gt;</text:p>
      <text:p text:style-name="XML_20_Listing"><text:s text:c="4"/>&lt;/ResourceParams&gt;</text:p>
      <text:p text:style-name="XML_20_Listing"><text:s text:c="16"/>&lt;Logger className="org.apache.catalina.logger.FileLogger"</text:p>
      <text:p text:style-name="XML_20_Listing"><text:s text:c="22"/>timestamp="true" suffix=".txt" prefix="gdem." /&gt;</text:p>
      <text:p text:style-name="XML_20_Listing"><text:s text:c="12"/>&lt;/Context&gt;</text:p>
      <text:p text:style-name="XML_20_Listing"><text:s text:c="8"/>&lt;/Host&gt;</text:p>
      <text:p text:style-name="XML_20_Listing"/>
      <text:p text:style-name="XML_20_Listing">&lt;!-- END OF GDEM --&gt;</text:p>
      <text:p text:style-name="Text_20_body"/>
      <text:p text:style-name="Text_20_body"><text:soft-page-break/>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2">path</text:span>’ in <text:span text:style-name="T12">&lt;Context&gt;</text:span> holds the context path that your GDEM will have in web URLs, relative to host URL.</text:p>
      <text:p text:style-name="Text_20_body">***</text:p>
      <text:p text:style-name="Text_20_body">Change the value of attribute ‘<text:span text:style-name="T12">docBase</text:span>’ in <text:span text:style-name="T12">&lt;Context&gt;</text:span> to the full path of <text:span text:style-name="T15">XMLCONV</text:span>_HOME/public. No other directories of GDEM should be visible through the web server.</text:p>
      <text:p text:style-name="Text_20_body"><text:span text:style-name="T17">web.xml</text:span><text:span text:style-name="T15"> is a file specific to your GDEM application and it has to be in the XMLCONV_HOME/public/WEB-INF directory. A sample file in the same location is already present when you get the GDEM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lt;web-app&gt;</text:p>
      <text:p text:style-name="XML_20_Listing"/>
      <text:p text:style-name="XML_20_Listing"><text:s text:c="4"/>&lt;display-name&gt; GDEM Services&lt;/display-name&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text:tab/>&lt;load-on-startup/&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soft-page-break/><text:tab/><text:tab/>&lt;welcome-file&gt;index.jsp&lt;/welcome-file&gt;</text:p>
      <text:p text:style-name="XML_20_Listing"><text:tab/>&lt;/welcome-file-list&gt;</text:p>
      <text:p text:style-name="XML_20_Listing"/>
      <text:p text:style-name="XML_20_Listing"><text:tab/>&lt;!—- Session configuration --&gt;</text:p>
      <text:p text:style-name="XML_20_Listing"><text:tab/>&lt;session-config&gt;</text:p>
      <text:p text:style-name="XML_20_Listing"><text:tab/><text:tab/>&lt;session-timeout&gt;600&lt;/session-timeout&gt;</text:p>
      <text:p text:style-name="XML_20_Listing"><text:tab/><text:tab/>&lt;!-- minutes --&gt;</text:p>
      <text:p text:style-name="XML_20_Listing"><text:tab/>&lt;/session-config&gt;</text:p>
      <text:p text:style-name="XML_20_Listing"/>
      <text:p text:style-name="XML_20_Listing">&lt;/web-app&gt;</text:p>
      <text:p text:style-name="Text_20_body"/>
      <text:p text:style-name="Text_20_body"/>
      <text:p text:style-name="Text_20_body">In the above sample web.xml you should pay attention to the following:</text:p>
      <text:p text:style-name="Text_20_body">***</text:p>
      <text:p text:style-name="Text_20_body"><text:span text:style-name="T10">&lt;display-name&gt;</text:span><text:span text:style-name="T15"> The name is displayed in the header of each page in sitetagline field. </text:span></text:p>
      <text:p text:style-name="Text_20_body">***</text:p>
      <text:p text:style-name="P11">&lt;context-param&gt; tags declare the configuration parameters of GDEM web application. These are described in a later chapter. The parameters available or required and their possible values are included in this chapter.</text:p>
      <text:p text:style-name="Text_20_body">***</text:p>
      <text:p text:style-name="Text_20_body"><text:span text:style-name="T10">&lt;servlet&gt;</text:span><text:span text:style-name="T15"> and </text:span><text:span text:style-name="T10">&lt;servlet-mapping&gt;</text:span><text:span text:style-name="T15"> tags declare the GDEM servlets and their URL mappings. You should not change them.</text:span></text:p>
      <text:p text:style-name="Text_20_body">***</text:p>
      <text:p text:style-name="Text_20_body"><text:span text:style-name="T10">&lt;welcome-file-list&gt;</text:span><text:span text:style-name="T15"> tag is for declaring the files that the web server should display when the GDEM directory listing is requested by URL.</text:span></text:p>
      <text:p text:style-name="Text_20_body">***</text:p>
      <text:p text:style-name="Text_20_body"><text:span text:style-name="T10">&lt;load-on-startup/&gt; </text:span><text:span text:style-name="T15">tag is for loading a servlet during Tomcat startup. In GDEM Work-queue system is started with</text:span><text:span text:style-name="T10"> </text:span><text:span text:style-name="T15">this tag. If you don’t wan’t to install work-queue and QA service, then remove this tag from web.xml</text:span></text:p>
      <text:p text:style-name="Text_20_body">***</text:p>
      <text:p text:style-name="Text_20_body"><text:span text:style-name="T12">&lt;session-timeout&gt; </text:span>tag is useful, if you want to increase the session life time. Session-timeout parameter shoes the number of minutes, how long the session is stored in the server.</text:p>
      <text:h text:style-name="P46" text:outline-level="3">Configuring the GDEM web application</text:h>
      <text:p text:style-name="Text_20_body"><text:span text:style-name="T1">GDEM has 4 properties files in </text:span><text:span text:style-name="T15">XMLCONV</text:span><text:span text:style-name="T1">_HOME/public/WEB-INF directory, which should be revised manually. There are file references, which should be changed according to the installation.</text:span></text:p>
      <text:p text:style-name="Text_20_body">The list of the properties files:</text:p>
      <text:list xml:id="list38371053" text:style-name="WW8Num30">
        <text:list-item>
          <text:p text:style-name="P33">/WEB-INF/classes/gdem.properties – several settings for GDEM services. </text:p>
        </text:list-item>
      </text:list>
      <table:table table:name="Table6" table:style-name="Table6">
        <table:table-column table:style-name="Table6.A"/>
        <table:table-column table:style-name="Table6.B"/>
        <table:table-row table:style-name="Table6.1">
          <table:table-cell table:style-name="Table6.A1" office:value-type="string">
            <text:p text:style-name="Table_20_Heading">Parameter</text:p>
          </table:table-cell>
          <table:table-cell table:style-name="Table6.B1" office:value-type="string">
            <text:p text:style-name="Table_20_Heading">Definition</text:p>
          </table:table-cell>
        </table:table-row>
        <table:table-row table:style-name="Table6.1">
          <table:table-cell table:style-name="Table6.A2" office:value-type="string">
            <text:p text:style-name="Table_20_Contents">xsl.folder</text:p>
          </table:table-cell>
          <table:table-cell table:style-name="Table6.B2" office:value-type="string">
            <text:p text:style-name="Table_20_Contents"><text:span text:style-name="T18">Full</text:span> path of the directory where GDEM can store the xsl files for Stylesheet repository. So make sure that the <text:soft-page-break/>user under which your Tomcat is running, has read-write rights to that directory.</text:p>
          </table:table-cell>
        </table:table-row>
        <table:table-row table:style-name="Table6.1">
          <table:table-cell table:style-name="Table6.A3" office:value-type="string">
            <text:p text:style-name="Table_20_Contents">tmp.folder</text:p>
          </table:table-cell>
          <table:table-cell table:style-name="Table6.B3" office:value-type="string">
            <text:p text:style-name="Table_20_Contents"><text:span text:style-name="T18">Full</text:span> path of the directory where GDEM Work-queue system can store temporarily the downloaded input and result files for QA service. So make sure that the user under which your Tomcat is running, has read-write rights to that directory.</text:p>
          </table:table-cell>
        </table:table-row>
        <table:table-row table:style-name="Table6.1">
          <table:table-cell table:style-name="Table6.A3" office:value-type="string">
            <text:p text:style-name="Table_20_Contents">queries.folder</text:p>
          </table:table-cell>
          <table:table-cell table:style-name="Table6.B3" office:value-type="string">
            <text:p text:style-name="Table_20_Contents"><text:span text:style-name="T18">Full</text:span> path of the directory where GDEM can store the XQuery script files for XQuery repository. So make sure that the user under which your Tomcat is running, has read-write rights to that directory.</text:p>
          </table:table-cell>
        </table:table-row>
        <table:table-row table:style-name="Table6.1">
          <table:table-cell table:style-name="Table6.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6.B3" office:value-type="string">
            <text:p text:style-name="Table_20_Contents">Database settings</text:p>
          </table:table-cell>
        </table:table-row>
        <table:table-row table:style-name="Table6.1">
          <table:table-cell table:style-name="Table6.A3" office:value-type="string">
            <text:p text:style-name="Table_20_Contents">wq.check.interval</text:p>
          </table:table-cell>
          <table:table-cell table:style-name="Table6.B3" office:value-type="string">
            <text:p text:style-name="Table_20_Contents"><text:span text:style-name="T18">Interval</text:span>. Work-queue system interval of checking for new jobs in SECONDS</text:p>
          </table:table-cell>
        </table:table-row>
        <table:table-row table:style-name="Table6.1">
          <table:table-cell table:style-name="Table6.A3" office:value-type="string">
            <text:p text:style-name="Table_20_Contents">xq.engine.implementator</text:p>
          </table:table-cell>
          <table:table-cell table:style-name="Table6.B3" office:value-type="string">
            <text:p text:style-name="Table_20_Contents"><text:span text:style-name="T18">Engine name</text:span>. Java class name for xq engine. If you want to change the engine for processing XQuery scripts other than Saxon, you have change this property</text:p>
          </table:table-cell>
        </table:table-row>
        <table:table-row table:style-name="Table6.1">
          <table:table-cell table:style-name="Table6.A3" office:value-type="string">
            <text:p text:style-name="Table_20_Contents">gdem.service</text:p>
          </table:table-cell>
          <table:table-cell table:style-name="Table6.B3" office:value-type="string">
            <text:p text:style-name="Table_20_Contents">The parameter shows, which services ha been installed in this environment. If the value is 1, then only Conversion Service is installed. If it is 2, then there is only QA installation and if it is 3, then both services are available.</text:p>
          </table:table-cell>
        </table:table-row>
        <table:table-row table:style-name="Table6.1">
          <table:table-cell table:style-name="Table6.A3" office:value-type="string">
            <text:p text:style-name="Table_20_Contents">gdem.url </text:p>
          </table:table-cell>
          <table:table-cell table:style-name="Table6.B3" office:value-type="string">
            <text:p text:style-name="Table_20_Contents">URL of the GDEM web application </text:p>
          </table:table-cell>
        </table:table-row>
        <table:table-row table:style-name="Table6.1">
          <table:table-cell table:style-name="Table6.A3" office:value-type="string">
            <text:p text:style-name="Table_20_Contents">dd.url </text:p>
          </table:table-cell>
          <table:table-cell table:style-name="Table6.B3" office:value-type="string">
            <text:p text:style-name="Table_20_Contents">URL of the Data Dictionary web application </text:p>
          </table:table-cell>
        </table:table-row>
        <table:table-row table:style-name="Table6.1">
          <table:table-cell table:style-name="Table6.A3" office:value-type="string">
            <text:p text:style-name="Table_20_Contents">dd.rpc.url </text:p>
          </table:table-cell>
          <table:table-cell table:style-name="Table6.B3" office:value-type="string">
            <text:p text:style-name="Table_20_Contents">URL of the Data Dictionary XML-RPC router </text:p>
          </table:table-cell>
        </table:table-row>
        <table:table-row table:style-name="Table6.1">
          <table:table-cell table:style-name="Table6.A3" office:value-type="string">
            <text:p text:style-name="Table_20_Contents">dd.rpcservice.name </text:p>
          </table:table-cell>
          <table:table-cell table:style-name="Table6.B3" office:value-type="string">
            <text:p text:style-name="Table_20_Contents">The Data Dictionary XML-RPC service name </text:p>
          </table:table-cell>
        </table:table-row>
        <table:table-row table:style-name="Table6.1">
          <table:table-cell table:style-name="Table6.A13" office:value-type="string">
            <text:p text:style-name="Table_20_Contents">openoffice.service.port</text:p>
          </table:table-cell>
          <table:table-cell table:style-name="Table6.B13" office:value-type="string">
            <text:p text:style-name="Table_20_Contents">OpenOffice port running as a service</text:p>
          </table:table-cell>
        </table:table-row>
      </table:table>
      <text:p text:style-name="Text_20_body"/>
      <text:list xml:id="list38647506" text:continue-list="list38371053" text:style-name="WW8Num30">
        <text:list-item text:start-value="1">
          <text:p text:style-name="P33">/WEB-INF/classes/uit.properties – contains reference to the XML/RPC service file and reference to the ACL folder. More details about this file in ACL chapter.</text:p>
        </text:list-item>
        <text:list-item>
          <text:p text:style-name="P33">/WEB-INF/classes/eionetdir.properties – contains LDAP service settings. More details about this file in ACL chapter.</text:p>
        </text:list-item>
        <text:list-item>
          <text:p text:style-name="P33">/WEB-INF/classes/log4j.properties – GDEM services logging settings</text:p>
        </text:list-item>
      </text:list>
      <text:p text:style-name="Text_20_body"><text:span text:style-name="T16">NB! Please for sure change the values of all </text:span><text:span text:style-name="T12">path</text:span><text:span text:style-name="T18"> properties according to your own directory structure!</text:span></text:p>
      <text:h text:style-name="P47" text:outline-level="4">Installing only Conversion or QA service</text:h>
      <text:p text:style-name="P12">It’s possible to have several installations of GDEM services. If there is a need for installing Conversion and QA service into different servers or into different hosts, then follow the instructions found underneath. All the steps for installing and configuring the service described so far are still suitable. The separation of services is handled with context parameters.</text:p>
      <text:list xml:id="list38377275" text:style-name="WW8Num4">
        <text:list-item>
          <text:p text:style-name="P34"><text:soft-page-break/><text:span text:style-name="T19">There exists a parameter called </text:span><text:span text:style-name="T18">gdem.services</text:span><text:span text:style-name="T19"> in </text:span><text:span text:style-name="T15">XMLCONV</text:span><text:span text:style-name="T19">_HOME/public/WEB-INF/classes/gdem.properties file. That parameter defines which services have been installed. The valid numeric values for that parameter are:</text:span></text:p>
        </text:list-item>
      </text:list>
      <text:p text:style-name="P14">1 – only Conversion Service has been installed</text:p>
      <text:p text:style-name="P14">2 – only QA Service has been installed</text:p>
      <text:p text:style-name="P14">3 – both services has been installed</text:p>
      <text:list xml:id="list38645143" text:continue-numbering="true" text:style-name="WW8Num4">
        <text:list-item>
          <text:p text:style-name="P34"><text:span text:style-name="T19">In </text:span><text:span text:style-name="T15">XMLCONV</text:span><text:span text:style-name="T19">_HOME/public/WEB-INF/web.xml change the following parameters according to the installed services:</text:span></text:p>
        </text:list-item>
        <text:list-item>
          <text:p text:style-name="P34">&lt;display-name&gt; The value of that parameter is displayed in the header of each page and describes the services that have installed into that GDEM Services environment. The values of that parameters could be for example:</text:p>
        </text:list-item>
      </text:list>
      <text:p text:style-name="Text_20_body"><text:tab/>1 – only Conversion Service</text:p>
      <text:p text:style-name="Text_20_body"><text:tab/>2 – only Quality Assessment Service</text:p>
      <text:p text:style-name="Text_20_body"><text:tab/>3 – both Conversion and Quality Assessment Service</text:p>
      <text:list xml:id="list38634006" text:continue-numbering="true" text:style-name="WW8Num4">
        <text:list-item>
          <text:p text:style-name="P34">If QA service has been installed then make sure that &lt;load-on-startup&gt; has available for XQueryServlet. The servlet is starting work-queue system. If QA Service is not installed, then this servlet shouldn’t be started and &lt;load-on-startup&gt; can be removed.</text:p>
        </text:list-item>
      </text:list>
      <text:p text:style-name="XML_20_Listing">&lt;servlet&gt;</text:p>
      <text:p text:style-name="XML_20_Listing"><text:tab/>&lt;servlet-name&gt;XQueryServlet&lt;/servlet-name&gt;</text:p>
      <text:p text:style-name="XML_20_Listing"><text:tab/>&lt;servlet-class&gt;eionet.gdem.qa.servlets.WQCheckerServlet&lt;/servlet-class&gt;</text:p>
      <text:p text:style-name="XML_20_Listing"><text:tab/>&lt;load-on-startup/&gt;</text:p>
      <text:p text:style-name="XML_20_Listing">&lt;/servlet&gt;</text:p>
      <text:list xml:id="list38639347" text:continue-numbering="true" text:style-name="WW8Num4">
        <text:list-item>
          <text:p text:style-name="P34">&lt;welcome-file&gt; The value of that parameter has been used for defining default web page. The main servlet is using that parameter for dispatching requests. The welcome-file for Conversion Service is index.jsp and the welcome file for QA Service is queriesindex.jsp.</text:p>
        </text:list-item>
      </text:list>
      <text:h text:style-name="Heading_20_2" text:outline-level="2">Setting up GDEM WebQuestionnaires Service</text:h>
      <text:p text:style-name="Text_20_body">During the development the name of the service was changed to WebForms Service, because it’s more generic. Nevertheless the source code and technical design are having a lot of references to WebQuestionnaires (WebQ) service while user interface is having the references to WebForms service. </text:p>
      <text:p text:style-name="Text_20_body">GDEM WebQuestionnaires Service (webq) package contains </text:p>
      <text:list xml:id="list38644543" text:continue-list="list38634770" text:style-name="WW8Num21">
        <text:list-item text:start-value="1">
          <text:p text:style-name="P30">WebForms repository </text:p>
        </text:list-item>
      </text:list>
      <text:list xml:id="list38639586" text:continue-list="list38645868" text:style-name="WW8Num35">
        <text:list-item text:start-value="1">
          <text:p text:style-name="P28">database for storing XForms and XML Schema mappings</text:p>
        </text:list-item>
        <text:list-item>
          <text:p text:style-name="P28">web-pages for opening, editing and saving the XML files from Reportek with XForms</text:p>
        </text:list-item>
        <text:list-item>
          <text:p text:style-name="P28">XML-RPC methods</text:p>
        </text:list-item>
      </text:list>
      <text:list xml:id="list38645458" text:continue-list="list38644543" text:style-name="WW8Num21">
        <text:list-item text:start-value="1">
          <text:p text:style-name="P30">WebForms Sandbox </text:p>
        </text:list-item>
      </text:list>
      <text:list xml:id="list38635303" text:continue-list="list38639586" text:style-name="WW8Num35">
        <text:list-item text:start-value="1">
          <text:p text:style-name="P28">folders for storing XForms, stylesheets and images</text:p>
        </text:list-item>
      </text:list>
      <text:list xml:id="list38652841" text:continue-list="list38645458" text:style-name="WW8Num21">
        <text:list-item text:start-value="1">
          <text:p text:style-name="P30"><text:soft-page-break/>Chiba web-based XForms processor version 0.9.7.</text:p>
        </text:list-item>
      </text:list>
      <text:list xml:id="list38627020" text:continue-list="list38635303" text:style-name="WW8Num35">
        <text:list-item text:start-value="1">
          <text:p text:style-name="P28"><text:span text:style-name="T1">This package is integrated into WebQuestionnaires service and the source is copied to the current folders. The source is available at </text:span><text:a xlink:type="simple" xlink:href="http://chiba.sourceforge.net/"><text:span text:style-name="T1">http://chiba.sourceforge.net</text:span></text:a></text:p>
        </text:list-item>
      </text:list>
      <text:p text:style-name="Text_20_body"/>
      <text:p text:style-name="Text_20_body">GDEM WebQ package has the following directory structure:</text:p>
      <text:p text:style-name="Example">/webq</text:p>
      <text:p text:style-name="Example">/acl<text:tab/><text:tab/>Access control files</text:p>
      <text:p text:style-name="Example">/public<text:tab/><text:tab/>GDEM Service JSP files, CSS files, JavaScript files</text:p>
      <text:p text:style-name="Example"><text:tab/>/forms <text:s/><text:tab/>XForms sandbox, contains also Chiba samples</text:p>
      <text:p text:style-name="Example"><text:tab/>/jsp<text:tab/><text:tab/>Chiba JSP files, mainly for debugging XForms</text:p>
      <text:p text:style-name="Example"><text:tab/>/images<text:tab/>JPG, GIF and other image files; also images from Chiba <text:tab/><text:tab/><text:tab/><text:tab/>package</text:p>
      <text:p text:style-name="Example"><text:tab/>/scripts <text:tab/>Java Scripts for script enabled XForms</text:p>
      <text:p text:style-name="Example"><text:tab/>/styles <text:tab/>CSS files for styling XForms</text:p>
      <text:p text:style-name="Example"><text:tab/>/WEB-INF<text:tab/>web.xml and log4j.xml files</text:p>
      <text:p text:style-name="Example">/classes<text:tab/>output directory where the Java classes should be compiled <text:tab/><text:tab/><text:tab/>to, home directory for properties</text:p>
      <text:p text:style-name="Example">/lib<text:tab/>JAR libraries </text:p>
      <text:p text:style-name="Example">/xslt <text:tab/>Chiba XSLT transformations</text:p>
      <text:p text:style-name="Example"><text:tab/>/xforms <text:tab/>the legal XForms mapped with XML schemas in database</text:p>
      <text:p text:style-name="Example">/src</text:p>
      <text:p text:style-name="Example">/eionet <text:tab/>GDEM WebQuestionnaires service source files </text:p>
      <text:p text:style-name="Example">/org<text:tab/> <text:s/><text:tab/>Chiba engine source files</text:p>
      <text:p text:style-name="Text_20_body"><text:span text:style-name="T15">In the following chapters the disribution's root directory </text:span><text:span text:style-name="T10">/webq</text:span><text:span text:style-name="T15"> will be referred to as WebQ home directory (WEBQ_HOME). The same WebQ directory structure is meant both for Linux and WinNT.</text:span></text:p>
      <text:h text:style-name="Heading_20_3" text:outline-level="3">Installing GDEM WebQ service and building Java source</text:h>
      <text:p text:style-name="Text_20_body"><text:span text:style-name="T15">GDEM WebQ Java source files are located in WEBQ_HOME/src directory. Since no built class files are offered with GDEM package, you must build them from source. It is recommended that for building you use Ap</text:span>ache Ant<text:span text:style-name="T15">. A short description about Ant tool is </text:span><text:soft-page-break/><text:span text:style-name="T15">in chapter <text:s/></text:span><text:span text:style-name="T15"><text:bookmark-ref text:reference-format="chapter" text:ref-name="_Ref88971096">8.2.1</text:bookmark-ref></text:span><text:span text:style-name="T15"> </text:span><text:span text:style-name="T15"><text:bookmark-ref text:reference-format="text" text:ref-name="_Ref88971126">Installing GDEM and building Java source</text:bookmark-ref></text:span><text:span text:style-name="T15">. </text:span><text:span text:style-name="T1">Build.xml can be found from the root directory of WebQ service. The main target of the ant call is </text:span><text:span text:style-name="T7">install</text:span><text:span text:style-name="T1">, which should do the following – creates the folders, copies files and compiles all the classes. The parameter called </text:span><text:span text:style-name="T7">prefix</text:span><text:span text:style-name="T1"> should be defined in the ant call. It refers to the directory, where the service will be installed. Usually it is webapps directory of Tomcat. The ant call should look as follows:</text:span></text:p>
      <text:p text:style-name="Example"><text:span text:style-name="Example">ant –Dprefix=/home/www/webs install</text:span></text:p>
      <text:p text:style-name="Text_20_body">Other useful targets are:</text:p>
      <text:p text:style-name="Text_20_body"><text:span text:style-name="T5">clean</text:span><text:span text:style-name="T1"> <text:s/>- this target removes all compiled java classes from the build.dir, but does not touch the rest (jsp, html, xml, stylesheets)</text:span></text:p>
      <text:p text:style-name="Text_20_body"><text:span text:style-name="T5">compile - </text:span><text:span text:style-name="T1">compiles all classes</text:span></text:p>
      <text:p text:style-name="Text_20_body"><text:span text:style-name="T5">checkProps</text:span><text:span text:style-name="T1"> – checks if any of the properties is missing</text:span></text:p>
      <text:p text:style-name="Text_20_body"><text:span text:style-name="T22">An additional parameter during installation</text:span><text:span text:style-name="T1"> is </text:span><text:span text:style-name="T5">vhost. </text:span><text:span text:style-name="T1"><text:s/>If this property is defined, the application will be installed as a new virtual host. Otherwise it is installed under webapps folder under existing virtual host</text:span></text:p>
      <text:p text:style-name="Text_20_body"><text:span text:style-name="Strong_20_Emphasis">IMPORTANT!</text:span></text:p>
      <text:p text:style-name="Text_20_body"><text:span text:style-name="T1">The installation is copying also </text:span><text:span text:style-name="Example">dom3-xml-apis.jar</text:span> and <text:span text:style-name="HTML_20_Typewriter">dom3-xercesImpl.jar</text:span> <text:span text:style-name="T1">to </text:span><text:span text:style-name="T15">WEBQ_</text:span><text:span text:style-name="T1">HOME/public/WEB-INF/lib directory. These 2 jar files should be moved to tomcat_home/common/endorsed.</text:span> Make sure to remove/backup any other <text:span text:style-name="Example">xercesImpl.jar</text:span> and <text:span text:style-name="Example">xml-apis.jar</text:span> possibly residing there. Alternatively you might install the extracted libs as extensions in your $JAVA_HOME. If you use jpackage.org RPMS for Tomcat, remember to remove the files in tomcat_home /common/endorsed and install dom3-xercesImpl.jar and dom3-xml-apis.jar instead. </text:p>
      <text:p text:style-name="Text_20_body">If you are having “schema load error” during opening XForms later, then you have probably missed this step.</text:p>
      <text:h text:style-name="P46" text:outline-level="3">Setting up the GDEM WebQ service web</text:h>
      <text:p text:style-name="Text_20_body">GDEM WebQ web setup and configuration is to be written into 2 files:</text:p>
      <text:list xml:id="list38643676" text:continue-list="list38390409" text:style-name="WW8Num2">
        <text:list-item text:start-value="1">
          <text:p text:style-name="P31">server.xml file in TOMCAT_HOME/conf directory</text:p>
        </text:list-item>
        <text:list-item>
          <text:p text:style-name="P31">web.xml file in WEBQ_HOME/public/WEB-INF directory</text:p>
        </text:list-item>
      </text:list>
      <text:p text:style-name="Text_20_body"><text:span text:style-name="T15">The detailed descriptions of these files are in chapter </text:span><text:span text:style-name="T15"><text:bookmark-ref text:reference-format="chapter" text:ref-name="_Ref88974946">8.2.2</text:bookmark-ref></text:span><text:span text:style-name="T15"> </text:span><text:span text:style-name="T15"><text:bookmark-ref text:reference-format="text" text:ref-name="_Ref88974938">Setting up the GDEM services web</text:bookmark-ref></text:span><text:span text:style-name="T15">.</text:span></text:p>
      <text:p text:style-name="Text_20_body">WebQ service is designed to work together with Reportek (Central Data Repository). To be able to store files into data repository, it is suggested to install the WebQ service under the same host. Eg. http://cdr.eionet.eu.int/WebQ. Then it is guaranteed that user sends its Reportek credentials also to WebQ through HTTP calls and these can be used in server side. If it is not installed into the same host with Reportek, the save functionality can’t be used, but service itself is operational.</text:p>
      <text:h text:style-name="P46" text:outline-level="3"><text:soft-page-break/>Setting up the WebQ service properties</text:h>
      <text:p text:style-name="Text_20_body">WebQService has some properties files, which should be revised manually. Mainly there are file references, which should be changed according to the installation.</text:p>
      <text:p text:style-name="Text_20_body">The list of the properties files:</text:p>
      <text:list xml:id="list38635513" text:continue-list="list38647506" text:style-name="WW8Num30">
        <text:list-item text:start-value="1">
          <text:p text:style-name="P33">/WEB-INF/web.xml – context parameters for WebQ and Chiba engine.</text:p>
        </text:list-item>
      </text:list>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Parameter</text:p>
          </table:table-cell>
          <table:table-cell table:style-name="Table7.B1" office:value-type="string">
            <text:p text:style-name="Table_20_Heading">Definition</text:p>
          </table:table-cell>
        </table:table-row>
        <table:table-row table:style-name="Table7.1">
          <table:table-cell table:style-name="Table7.A2" office:value-type="string">
            <text:p text:style-name="Table_20_Contents">xforms</text:p>
          </table:table-cell>
          <table:table-cell table:style-name="Table7.B2" office:value-type="string">
            <text:p text:style-name="Table_20_Contents"><text:span text:style-name="Strong_20_Emphasis">Relative</text:span> path of the directory where WebQ can store xforms for XForms repository. So make sure that the user under which your Tomcat is running, has read-write rights to that directory.</text:p>
          </table:table-cell>
        </table:table-row>
        <table:table-row table:style-name="Table7.1">
          <table:table-cell table:style-name="Table7.A3" office:value-type="string">
            <text:p text:style-name="Table_20_Contents">chiba.action-url</text:p>
          </table:table-cell>
          <table:table-cell table:style-name="Table7.B3" office:value-type="string">
            <text:p text:style-name="Table_20_Contents">Action url, where the data is posted from clientside. This URL is pasted into HTML as the form action attribute value. The parameter is needed, because Chiba processor is configuring the URL wrongly in Java code.</text:p>
          </table:table-cell>
        </table:table-row>
        <table:table-row table:style-name="Table7.1">
          <table:table-cell table:style-name="Table7.A3" office:value-type="string">
            <text:p text:style-name="Table_20_Contents">chiba.styles</text:p>
          </table:table-cell>
          <table:table-cell table:style-name="Table7.B3" office:value-type="string">
            <text:p text:style-name="Table_20_Contents"><text:span text:style-name="Strong_20_Emphasis">Relative</text:span> path of the directory where WebQ can store css for XForms Sandbox. So make sure that the user under which your Tomcat is running, has read-write rights to that directory.</text:p>
          </table:table-cell>
        </table:table-row>
        <table:table-row table:style-name="Table7.1">
          <table:table-cell table:style-name="Table7.A3" office:value-type="string">
            <text:p text:style-name="Table_20_Contents">chiba.images</text:p>
          </table:table-cell>
          <table:table-cell table:style-name="Table7.B3" office:value-type="string">
            <text:p text:style-name="Table_20_Contents"><text:span text:style-name="Strong_20_Emphasis">Relative</text:span> path of the directory where WebQ can store images for XForms Sandbox. So make sure that the user under which your Tomcat is running, has read-write rights to that directory.</text:p>
          </table:table-cell>
        </table:table-row>
        <table:table-row table:style-name="Table7.1">
          <table:table-cell table:style-name="Table7.A6" office:value-type="string">
            <text:p text:style-name="Table_20_Contents">chiba.xforms.stylesPath</text:p>
          </table:table-cell>
          <table:table-cell table:style-name="Table7.B6" office:value-type="string">
            <text:p text:style-name="Table_20_Contents">location of stylesheets relative to webapp-dir. The default stylehseet html4.xsl should be stored in this dir.</text:p>
          </table:table-cell>
        </table:table-row>
      </table:table>
      <text:p text:style-name="Text_20_body"/>
      <text:list xml:id="list38645171" text:continue-list="list38635513" text:style-name="WW8Num30">
        <text:list-item text:start-value="1">
          <text:p text:style-name="P33">/WEB-INF/classes/gdem.properties – several settings for GDEM services. WebQ uses only settings for database connection.</text:p>
        </text:list-item>
      </text:list>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Heading">Parameter</text:p>
          </table:table-cell>
          <table:table-cell table:style-name="Table8.B1" office:value-type="string">
            <text:p text:style-name="Table_20_Heading">Definition</text:p>
          </table:table-cell>
        </table:table-row>
        <table:table-row table:style-name="Table8.1">
          <table:table-cell table:style-name="Table8.A2" office:value-type="string">
            <text:p text:style-name="Table_20_Contents">tmp.folder</text:p>
          </table:table-cell>
          <table:table-cell table:style-name="Table8.B2" office:value-type="string">
            <text:p text:style-name="Table_20_Contents"><text:span text:style-name="Strong_20_Emphasis">Full</text:span> path of the directory where WebQ can store temporarily the downloaded files. So make sure that the user under which your Tomcat is running, has read-write rights to that directory.</text:p>
          </table:table-cell>
        </table:table-row>
        <table:table-row table:style-name="Table8.1">
          <table:table-cell table:style-name="Table8.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8.B3" office:value-type="string">
            <text:p text:style-name="Table_20_Contents">Database settings</text:p>
          </table:table-cell>
        </table:table-row>
      </table:table>
      <text:p text:style-name="Text_20_body"/>
      <text:list xml:id="list38640272" text:continue-list="list38645171" text:style-name="WW8Num30">
        <text:list-item text:start-value="1">
          <text:p text:style-name="P33">/WEB-INF/classes/uit.properties – contains reference to the XML/RPC service file and reference to the ACL folder. More details about this file in ACL chapter.</text:p>
        </text:list-item>
        <text:list-item>
          <text:p text:style-name="P33">/WEB-INF/classes/eionetdir.properties – contains LDAP service settings. More details about this file in ACL chapter.</text:p>
        </text:list-item>
        <text:list-item>
          <text:p text:style-name="P33"><text:soft-page-break/>/WEB-INF/classes/log4j.properties – WebQ service logging settings</text:p>
        </text:list-item>
        <text:list-item>
          <text:p text:style-name="P33">/WEB-INF/ log4j.xml – Chiba processor logging settings</text:p>
        </text:list-item>
      </text:list>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GDEM and specified as the web root for Tomcat (it was in <text:span text:style-name="T12">appBase</text:span> attribute in <text:span text:style-name="T12">&lt;Host&gt;</text:span> tag), you should also specify as the root for Apache's web server.</text:p>
      <text:p text:style-name="Text_20_body">For that you have to make sure that the following lines are present in Apache's configuration file (usually located at <text:span text:style-name="T12">apache_home/conf/httpd.conf</text:span>)</text:p>
      <text:p text:style-name="Example"><text:span text:style-name="Example">DocumentRoot "/home/www"</text:span></text:p>
      <text:p text:style-name="Example"><text:span text:style-name="Example"/></text:p>
      <text:p text:style-name="Example"><text:span text:style-name="Example">&lt;Directory /&gt;</text:span></text:p>
      <text:p text:style-name="Example"><text:span text:style-name="Example"><text:s text:c="4"/>Options None</text:span></text:p>
      <text:p text:style-name="Example"><text:span text:style-name="Example"><text:s text:c="4"/>AllowOverride None</text:span></text:p>
      <text:p text:style-name="Example"><text:span text:style-name="Example">&lt;/Directory&gt;</text:span></text:p>
      <text:p text:style-name="Example"><text:span text:style-name="Example"/></text:p>
      <text:p text:style-name="Example"><text:span text:style-name="Example">&lt;Directory "/home/www"&gt;</text:span></text:p>
      <text:p text:style-name="Example"><text:span text:style-name="Example"><text:s text:c="4"/>Options None</text:span></text:p>
      <text:p text:style-name="Example"><text:span text:style-name="Example"><text:s text:c="4"/>AllowOverride Limit Options </text:span></text:p>
      <text:p text:style-name="Example"><text:span text:style-name="Example"><text:s text:c="4"/>Order deny,allow</text:span></text:p>
      <text:p text:style-name="Example"><text:span text:style-name="Example"><text:s text:c="4"/>Deny from all</text:span></text:p>
      <text:p text:style-name="Example"><text:span text:style-name="Example">&lt;/Directory&gt;</text:span></text:p>
      <text:p text:style-name="Text_20_body">where <text:span text:style-name="T12">/home/www</text:span> is the directory under which you unpacked the GDEM and specified as the web root for Tomcat. Don't forget to use backslashes, if you're platform is Windows-based.</text:p>
      <text:h text:style-name="Heading_20_2" text:outline-level="2">Setting up CAS user authentication</text:h>
      <text:p text:style-name="Text_20_body">To use XMLCONV with CAS (Central Authentication Service,<text:a xlink:type="simple" xlink:href="http://www.ja-sig.org/products/cas/">http://www.ja-sig.org/products/cas/</text:a>), the following sections must be present in web.xml:</text:p>
      <text:p text:style-name="XML_20_Listing"><text:tab/><text:span text:style-name="T32">&lt;context-param&gt;</text:span></text:p>
      <text:p text:style-name="P23"><text:tab/><text:tab/>&lt;param-name&gt;edu.yale.its.tp.cas.client.filter.loginUrl&lt;/param-name&gt;</text:p>
      <text:p text:style-name="P23"><text:tab/><text:tab/>&lt;param-value&gt;https://sso.eionet.europa.eu/login&lt;/param-value&gt;</text:p>
      <text:p text:style-name="P23"><text:tab/>&lt;/context-param&gt;</text:p>
      <text:p text:style-name="P23"><text:tab/>&lt;filter&gt;</text:p>
      <text:p text:style-name="P23"><text:tab/><text:tab/>&lt;filter-name&gt;CAS Filter&lt;/filter-name&gt;</text:p>
      <text:p text:style-name="P23"><text:tab/> <text:s text:c="3"/>&lt;filter-class&gt;edu.yale.its.tp.cas.client.filter.CASFilter&lt;/filter-class&gt;</text:p>
      <text:p text:style-name="P23"><text:tab/><text:tab/>&lt;init-param&gt;</text:p>
      <text:p text:style-name="P23"><text:soft-page-break/><text:tab/><text:tab/><text:tab/>&lt;param-name&gt;edu.yale.its.tp.cas.client.filter.loginUrl&lt;/param-name&gt;</text:p>
      <text:p text:style-name="P23"><text:tab/><text:tab/><text:tab/>&lt;param-value&gt;https://sso.eionet.europa.eu/login&lt;/param-value&gt;</text:p>
      <text:p text:style-name="P23"><text:tab/><text:tab/>&lt;/init-param&gt;</text:p>
      <text:p text:style-name="P23"><text:tab/><text:tab/>&lt;init-param&gt;</text:p>
      <text:p text:style-name="P23"><text:tab/><text:tab/><text:tab/>&lt;param-name&gt;edu.yale.its.tp.cas.client.filter.validateUrl&lt;/param-name&gt;</text:p>
      <text:p text:style-name="P23"><text:tab/><text:tab/><text:tab/>&lt;param-value&gt;https://sso.eionet.europa.eu/serviceValidate&lt;/param-value&gt;</text:p>
      <text:p text:style-name="P23"><text:tab/><text:tab/>&lt;/init-param&gt;</text:p>
      <text:p text:style-name="P23"><text:tab/><text:tab/>&lt;init-param&gt;</text:p>
      <text:p text:style-name="P23"><text:tab/><text:tab/><text:tab/>&lt;param-name&gt;edu.yale.its.tp.cas.client.filter.serverName&lt;/param-name&gt;</text:p>
      <text:p text:style-name="P23"><text:tab/><text:tab/><text:tab/>&lt;param-value&gt;converters.eionet.europa.eu&lt;/param-value&gt;</text:p>
      <text:p text:style-name="P23"><text:tab/><text:tab/>&lt;/init-param&gt;</text:p>
      <text:p text:style-name="P23"><text:tab/><text:tab/>&lt;init-param&gt;</text:p>
      <text:p text:style-name="P23"><text:tab/><text:tab/><text:tab/>&lt;param-name&gt;edu.yale.its.tp.cas.client.filter.wrapRequest&lt;/param-name&gt;</text:p>
      <text:p text:style-name="P23"><text:tab/><text:tab/><text:tab/>&lt;param-value&gt;true&lt;/param-value&gt;</text:p>
      <text:p text:style-name="P23"><text:tab/><text:tab/>&lt;/init-param&gt;</text:p>
      <text:p text:style-name="P23"><text:tab/>&lt;/filter&gt;</text:p>
      <text:p text:style-name="P23"><text:tab/>&lt;!-- Filter Mappings --&gt;</text:p>
      <text:p text:style-name="P23"><text:tab/>&lt;filter-mapping&gt;</text:p>
      <text:p text:style-name="P23"><text:tab/><text:tab/>&lt;filter-name&gt;CAS Filter&lt;/filter-name&gt;</text:p>
      <text:p text:style-name="P23"><text:tab/><text:tab/>&lt;url-pattern&gt;/eionetCookieLogin/*&lt;/url-pattern&gt;</text:p>
      <text:p text:style-name="P23"><text:tab/>&lt;/filter-mapping&gt;</text:p>
      <text:p text:style-name="P23"><text:tab/>&lt;filter-mapping&gt;</text:p>
      <text:p text:style-name="P23"><text:tab/><text:tab/>&lt;filter-name&gt;CAS Filter&lt;/filter-name&gt;</text:p>
      <text:p text:style-name="P23"><text:tab/><text:tab/>&lt;url-pattern&gt;/login&lt;/url-pattern&gt;</text:p>
      <text:p text:style-name="P23"><text:tab/>&lt;/filter-mapping&gt;</text:p>
      <text:p text:style-name="P23"><text:tab/>&lt;filter-mapping&gt;</text:p>
      <text:p text:style-name="P23"><text:tab/><text:tab/>&lt;filter-name&gt;CAS Filter&lt;/filter-name&gt;</text:p>
      <text:p text:style-name="P23"><text:tab/><text:tab/>&lt;url-pattern&gt;/do/afterLogin&lt;/url-pattern&gt;</text:p>
      <text:p text:style-name="P23"><text:tab/>&lt;/filter-mapping&gt;</text:p>
      <text:p text:style-name="P23"><text:tab/>&lt;filter-mapping&gt;</text:p>
      <text:p text:style-name="P23"><text:tab/><text:tab/>&lt;filter-name&gt;CAS Filter&lt;/filter-name&gt;</text:p>
      <text:p text:style-name="P23"><text:tab/><text:tab/>&lt;url-pattern&gt;/do/editUI&lt;/url-pattern&gt;</text:p>
      <text:p text:style-name="P23"><text:tab/>&lt;/filter-mapping&gt;</text:p>
      <text:p text:style-name="P23"><text:tab/>&lt;filter-mapping&gt;</text:p>
      <text:p text:style-name="P23"><text:tab/><text:tab/>&lt;filter-name&gt;CAS Filter&lt;/filter-name&gt;</text:p>
      <text:p text:style-name="P23"><text:tab/><text:tab/>&lt;url-pattern&gt;/do/ldapForm&lt;/url-pattern&gt;</text:p>
      <text:p text:style-name="P23"><text:tab/>&lt;/filter-mapping&gt;</text:p>
      <text:p text:style-name="P23"><text:tab/>&lt;filter-mapping&gt;</text:p>
      <text:p text:style-name="P23"><text:tab/><text:tab/>&lt;filter-name&gt;CAS Filter&lt;/filter-name&gt;</text:p>
      <text:p text:style-name="P23"><text:tab/><text:tab/>&lt;url-pattern&gt;/do/dbForm&lt;/url-pattern&gt;</text:p>
      <text:p text:style-name="P23"><text:tab/>&lt;/filter-mapping&gt;</text:p>
      <text:p text:style-name="P23"><text:tab/>&lt;filter-mapping&gt;</text:p>
      <text:p text:style-name="P23"><text:tab/><text:tab/>&lt;filter-name&gt;CAS Filter&lt;/filter-name&gt;</text:p>
      <text:p text:style-name="P23"><text:tab/><text:tab/>&lt;url-pattern&gt;/do/addUplSchemaForm&lt;/url-pattern&gt;</text:p>
      <text:p text:style-name="P23"><text:tab/>&lt;/filter-mapping&gt;</text:p>
      <text:p text:style-name="P23"><text:tab/>&lt;filter-mapping&gt;</text:p>
      <text:p text:style-name="P23"><text:tab/><text:tab/>&lt;filter-name&gt;CAS Filter&lt;/filter-name&gt;</text:p>
      <text:p text:style-name="P23"><text:tab/><text:tab/>&lt;url-pattern&gt;/do/addStylesheetForm&lt;/url-pattern&gt;</text:p>
      <text:p text:style-name="P23"><text:tab/>&lt;/filter-mapping&gt;</text:p>
      <text:p text:style-name="P23"><text:tab/>&lt;filter-mapping&gt;</text:p>
      <text:p text:style-name="P23"><text:tab/><text:tab/>&lt;filter-name&gt;CAS Filter&lt;/filter-name&gt;</text:p>
      <text:p text:style-name="P23"><text:tab/><text:tab/>&lt;url-pattern&gt;/add_query.jsp&lt;/url-pattern&gt;</text:p>
      <text:p text:style-name="P23"><text:tab/>&lt;/filter-mapping&gt;</text:p>
      <text:p text:style-name="P23"><text:tab/>&lt;filter-mapping&gt;</text:p>
      <text:p text:style-name="P23"><text:tab/><text:tab/>&lt;filter-name&gt;CAS Filter&lt;/filter-name&gt;</text:p>
      <text:p text:style-name="P23"><text:tab/><text:tab/>&lt;url-pattern&gt;/add_query.jsp&lt;/url-pattern&gt;</text:p>
      <text:p text:style-name="P23"><text:tab/>&lt;/filter-mapping&gt;</text:p>
      <text:p text:style-name="P23"><text:tab/>&lt;filter-mapping&gt;</text:p>
      <text:p text:style-name="P23"><text:tab/><text:tab/>&lt;filter-name&gt;CAS Filter&lt;/filter-name&gt;</text:p>
      <text:p text:style-name="P23"><text:tab/><text:tab/>&lt;url-pattern&gt;/do/addUplXmlFileForm&lt;/url-pattern&gt;</text:p>
      <text:p text:style-name="P23"><text:tab/>&lt;/filter-mapping&gt;</text:p>
      <text:p text:style-name="P23"><text:tab/>&lt;filter-mapping&gt;</text:p>
      <text:p text:style-name="P23"><text:tab/><text:tab/>&lt;filter-name&gt;CAS Filter&lt;/filter-name&gt;</text:p>
      <text:p text:style-name="P23"><text:tab/><text:tab/>&lt;url-pattern&gt;/do/dbForm&lt;/url-pattern&gt;</text:p>
      <text:p text:style-name="P23"><text:tab/>&lt;/filter-mapping&gt;</text:p>
      <text:p text:style-name="P23"><text:tab/>&lt;filter-mapping&gt;</text:p>
      <text:p text:style-name="P23"><text:tab/><text:tab/>&lt;filter-name&gt;CAS Filter&lt;/filter-name&gt;</text:p>
      <text:p text:style-name="P23"><text:tab/><text:tab/>&lt;url-pattern&gt;/do/ldapForm&lt;/url-pattern&gt;</text:p>
      <text:p text:style-name="P23"><text:tab/>&lt;/filter-mapping&gt;</text:p>
      <text:p text:style-name="P23"><text:tab/>&lt;filter-mapping&gt;</text:p>
      <text:p text:style-name="P23"><text:tab/><text:tab/>&lt;filter-name&gt;CAS Filter&lt;/filter-name&gt;</text:p>
      <text:p text:style-name="P23"><text:tab/><text:tab/>&lt;url-pattern&gt;/do/hosts/*&lt;/url-pattern&gt;</text:p>
      <text:p text:style-name="P23"><text:tab/>&lt;/filter-mapping&gt;</text:p>
      <text:p text:style-name="Text_20_body"><text:soft-page-break/>As you can see from the &lt;filter-class&gt;, the standard CAS filter is used. All the above init-parameters are the standrad filter's standard parameters. You can learn more about them at <text:a xlink:type="simple" xlink:href="http://www.ja-sig.org/wiki/display/CAS/Using+CASFilter"><text:span text:style-name="Internet_20_link">http://www.ja-sig.org/wiki/display/CASC/Using+CASFilter</text:span></text:a>.</text:p>
      <text:p text:style-name="Text_20_body">You will need to change the values of these parameters for your environment. Just keep in mind that the <text:span text:style-name="T33">edu.yale.its.tp.cas.client.filter.loginUrl</text:span> must also be supplied as context-parameters (as shown above). This requirement does not come from CAS, it is a XMLCONV-specific need.</text:p>
      <text:p text:style-name="Text_20_body"/>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xml:id="list38370890" text:style-name="Numbering_20_1">
        <text:list-item>
          <text:p text:style-name="P35">Copy the Eionet CA certificate from <text:a xlink:type="simple" xlink:href="http://www.eionet.europa.eu/certificates/eionet-ca.cer">http://www.eionet.europa.eu/certificates/eionet-ca.cer</text:a> to a temporary directory</text:p>
        </text:list-item>
        <text:list-item>
          <text:p text:style-name="P35">Import tomcat certificate from the eionet-ca.car file into default keystore of the trusted certificates for each JVM. <text:span text:style-name="Source_20_Text"><text:span text:style-name="T20">$JAVA_HOME/bin/keytool -import -file eionet-ca.cer -alias eionetca -keystore $JAVA_HOME/jre/lib/security/cacerts</text:span></text:span><text:span text:style-name="Source_20_Text"> </text:span>This certificate will be added under alias "eionetca".</text:p>
        </text:list-item>
      </text:list>
      <text:p text:style-name="P11">The way CAS works, is that if user visits a protected XMLCONV page, he/she will be automatically redirected to CAS login page. There he/she enters username and password and will be redirected back to the protected XMLCONV page he/she was trying to access.</text:p>
      <text:h text:style-name="Heading_20_2" text:outline-level="2">Setting up without CAS user authentication</text:h>
      <text:p text:style-name="Text_20_body">To use XMLCONV without the CAS user authentication, you must simply comment the sections shown in the previous chapter (Setting up CAS user authentication).</text:p>
      <text:p text:style-name="P42"><text:span text:style-name="T21">As a result, at runtime the XMLCONV is able to understand that no CAS filter has been instantiated and so it does not lead you to CAS login page any more. Instead, it will open a <text:s/>login page where you can supply user credentials. These must be <text:s/>credentials of a user present in an LDAP directory that is declared in </text:span><text:span text:style-name="T28">XMLCONV</text:span><text:span text:style-name="T11">_HOME</text:span><text:span text:style-name="T13">/public/WEB-INF/classes/eionet.properties</text:span><text:span text:style-name="T18"> </text:span><text:span text:style-name="T21">or they must be credentials of users declared in </text:span><text:span text:style-name="T28">XMLCONV</text:span><text:span text:style-name="T11">_HOME/acl/users.xml</text:span><text:span text:style-name="T21"> file (see below for more about that file and access control lists in general). In the latter case full path to that file must be specified in the </text:span><text:span text:style-name="T34">acl.localusers.xml</text:span><text:span text:style-name="T21"> property in </text:span><text:span text:style-name="T28">XMLCONV</text:span><text:span text:style-name="T11">_HOME</text:span><text:span text:style-name="T13">/public/WEB-INF/classes/uit.properties</text:span><text:span text:style-name="T21">, so that XMLCONV knows that it should look for users from that file. If that property is specified, XMLCONV first tries to find the user from users.xml and if not found there, it tries to authenticate against the above mentioned LDAP directory.</text:span></text:p>
      <text:h text:style-name="Heading_20_2" text:outline-level="2">Configuring access control</text:h>
      <text:p text:style-name="Text_20_body"><text:span text:style-name="T15">In order to control which users have access to which operations, GDEM uses </text:span><text:span text:style-name="T16">Access Control Lists</text:span><text:span text:style-name="T15"> (ACL). These are stored in *.acl files in </text:span><text:span text:style-name="T10">XMLCONV_HOME/acl or WEBQ_HOME/acl</text:span><text:span text:style-name="T15"> folder. These are files where you declare certain permissions to certain </text:span><text:soft-page-break/><text:span text:style-name="T15">users. Since users are declared in LDAP, the next step is to declared certain permissions. See next chapter.</text:span></text:p>
      <text:h text:style-name="Heading_20_3" text:outline-level="3">Declaring permissions</text:h>
      <text:p text:style-name="Text_20_body"><text:span text:style-name="T15">GDEM permissions are declared in </text:span><text:span text:style-name="T10">XMLCONV_HOME/acl/gdem.prms or WEBQ_HOME/acl/gdem.prms</text:span><text:span text:style-name="T15"> file. You can change them as you like. Each line declares one permission and must be formatted like this:</text:span></text:p>
      <text:p text:style-name="Example"><text:span text:style-name="Example">permission_identifier:permission_description</text:span></text:p>
      <text:p text:style-name="Text_20_body"><text:span text:style-name="T15">Note that </text:span><text:span text:style-name="T10">permission_identifier</text:span><text:span text:style-name="T15"> must contain no white space! </text:span><text:span text:style-name="T10">permission_description</text:span><text:span text:style-name="T15"> is just free text. An example file may look like this:</text:span></text:p>
      <text:p text:style-name="Text_20_body"/>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Normally you don’t need to change anything in the file that already came with GDEM package.</text:p>
      <text:h text:style-name="Heading_20_3" text:outline-level="3">Declaring user groups</text:h>
      <text:p text:style-name="Text_20_body"><text:span text:style-name="T15">If you want access control by certain user groups you can define them in </text:span><text:span text:style-name="T10">GDME_HOME/acl/gdem.prms</text:span><text:span text:style-name="T15"> file.Each line declares one user group and must be formatted like this:</text:span></text:p>
      <text:p text:style-name="Example"><text:span text:style-name="Example">group_id:users_in_group</text:span></text:p>
      <text:p text:style-name="Text_20_body"><text:span text:style-name="T15">Note that </text:span><text:span text:style-name="T10">group_id</text:span><text:span text:style-name="T15"> must contain no white space and </text:span><text:span text:style-name="T10">users_in_group</text:span><text:span text:style-name="T15"> is a list of user names delimited by comma. An example file may look like this:</text:span></text:p>
      <text:p text:style-name="Example"><text:span text:style-name="Example">gdem_admin:user_name1, user_name2,...</text:span></text:p>
      <text:h text:style-name="Heading_20_3" text:outline-level="3">Configuring ACL files</text:h>
      <text:p text:style-name="Text_20_body"><text:span text:style-name="T15">Now that the users, user groups and permissions are declared, you can start configuring ACL files in </text:span><text:span text:style-name="T10">XMLCONV_HOME/acl or WEBQ_HOME/acl</text:span><text:span text:style-name="T15"> folder. GDEM package has the following ACL files:</text:span></text:p>
      <table:table table:name="Table9" table:style-name="Table9">
        <table:table-column table:style-name="Table9.A"/>
        <table:table-column table:style-name="Table9.B"/>
        <table:table-row table:style-name="Table9.1">
          <table:table-cell table:style-name="Table9.A1" office:value-type="string">
            <text:p text:style-name="Table_20_Heading">File name</text:p>
          </table:table-cell>
          <table:table-cell table:style-name="Table9.B1" office:value-type="string">
            <text:p text:style-name="Table_20_Heading">Purpose</text:p>
          </table:table-cell>
        </table:table-row>
        <table:table-row table:style-name="Table9.1">
          <table:table-cell table:style-name="Table9.A2" office:value-type="string">
            <text:p text:style-name="Table_20_Contents">_.acl</text:p>
          </table:table-cell>
          <table:table-cell table:style-name="Table9.B2" office:value-type="string">
            <text:p text:style-name="Table_20_Contents">Application’s root ACL file.</text:p>
          </table:table-cell>
        </table:table-row>
        <table:table-row table:style-name="Table9.1">
          <table:table-cell table:style-name="Table9.A2" office:value-type="string">
            <text:p text:style-name="Table_20_Contents">_host.acl</text:p>
          </table:table-cell>
          <table:table-cell table:style-name="Table9.B2" office:value-type="string">
            <text:p text:style-name="Table_20_Contents">ACL file for access to GDEM hosts management.</text:p>
          </table:table-cell>
        </table:table-row>
        <table:table-row table:style-name="Table9.1">
          <table:table-cell table:style-name="Table9.A4" office:value-type="string">
            <text:p text:style-name="Table_20_Contents">_queries.acl</text:p>
          </table:table-cell>
          <table:table-cell table:style-name="Table9.B2" office:value-type="string">
            <text:p text:style-name="Table_20_Contents">ACL file for access to GDEM Xqurey Repository</text:p>
          </table:table-cell>
        </table:table-row>
        <text:soft-page-break/>
        <table:table-row table:style-name="Table9.1">
          <table:table-cell table:style-name="Table9.A4" office:value-type="string">
            <text:p text:style-name="Table_20_Contents">_schema.acl</text:p>
          </table:table-cell>
          <table:table-cell table:style-name="Table9.B2" office:value-type="string">
            <text:p text:style-name="Table_20_Contents">ACL file for access to GDEM Schemas manaegemnt</text:p>
          </table:table-cell>
        </table:table-row>
        <table:table-row table:style-name="Table9.1">
          <table:table-cell table:style-name="Table9.A4" office:value-type="string">
            <text:p text:style-name="Table_20_Contents">_stylesheets.acl</text:p>
          </table:table-cell>
          <table:table-cell table:style-name="Table9.B2" office:value-type="string">
            <text:p text:style-name="Table_20_Contents">ACL file for access to GDEM Stylesheet repository</text:p>
          </table:table-cell>
        </table:table-row>
        <table:table-row table:style-name="Table9.1">
          <table:table-cell table:style-name="Table9.A4" office:value-type="string">
            <text:p text:style-name="Table_20_Contents">_testconversion.acl</text:p>
          </table:table-cell>
          <table:table-cell table:style-name="Table9.B2" office:value-type="string">
            <text:p text:style-name="Table_20_Contents">ACL file for access to GDEM converter functions.</text:p>
          </table:table-cell>
        </table:table-row>
        <table:table-row table:style-name="Table9.1">
          <table:table-cell table:style-name="Table9.A4" office:value-type="string">
            <text:p text:style-name="Table_20_Contents">_workqueue.acl</text:p>
          </table:table-cell>
          <table:table-cell table:style-name="Table9.B2" office:value-type="string">
            <text:p text:style-name="Table_20_Contents">ACL file for access to GDEM Work-queue system.</text:p>
          </table:table-cell>
        </table:table-row>
        <table:table-row table:style-name="Table9.1">
          <table:table-cell table:style-name="Table9.A4" office:value-type="string">
            <text:p text:style-name="Table_20_Contents">_forms.acl</text:p>
          </table:table-cell>
          <table:table-cell table:style-name="Table9.B2" office:value-type="string">
            <text:p text:style-name="Table_20_Contents">ACL file for access to GDEM WebQ Xforms repository</text:p>
          </table:table-cell>
        </table:table-row>
        <table:table-row table:style-name="Table9.1">
          <table:table-cell table:style-name="Table9.A4" office:value-type="string">
            <text:p text:style-name="Table_20_Contents">_languages.acl</text:p>
          </table:table-cell>
          <table:table-cell table:style-name="Table9.B2" office:value-type="string">
            <text:p text:style-name="Table_20_Contents">ACL file for access to GDEM WebQ Xforms languages</text:p>
          </table:table-cell>
        </table:table-row>
        <table:table-row table:style-name="Table9.1">
          <table:table-cell table:style-name="Table9.A4" office:value-type="string">
            <text:p text:style-name="Table_20_Contents">_images.acl</text:p>
          </table:table-cell>
          <table:table-cell table:style-name="Table9.B2" office:value-type="string">
            <text:p text:style-name="Table_20_Contents">ACL file for access to GDEM WebQ Sandbox image files</text:p>
          </table:table-cell>
        </table:table-row>
        <table:table-row table:style-name="Table9.1">
          <table:table-cell table:style-name="Table9.A4" office:value-type="string">
            <text:p text:style-name="Table_20_Contents">_instance.acl</text:p>
          </table:table-cell>
          <table:table-cell table:style-name="Table9.B2" office:value-type="string">
            <text:p text:style-name="Table_20_Contents">ACL file for access to GDEM WebQ Sandbox instance files</text:p>
          </table:table-cell>
        </table:table-row>
        <table:table-row table:style-name="Table9.1">
          <table:table-cell table:style-name="Table9.A4" office:value-type="string">
            <text:p text:style-name="Table_20_Contents">_styles.acl</text:p>
          </table:table-cell>
          <table:table-cell table:style-name="Table9.B2" office:value-type="string">
            <text:p text:style-name="Table_20_Contents">ACL file for access to GDEM WebQ Sandbox styles files</text:p>
          </table:table-cell>
        </table:table-row>
        <table:table-row table:style-name="Table9.1">
          <table:table-cell table:style-name="Table9.A4" office:value-type="string">
            <text:p text:style-name="Table_20_Contents">_config.acl</text:p>
          </table:table-cell>
          <table:table-cell table:style-name="Table9.B2" office:value-type="string">
            <text:p text:style-name="Table_20_Contents">ACL file for access to GDEM configuration management</text:p>
          </table:table-cell>
        </table:table-row>
        <table:table-row table:style-name="Table9.1">
          <table:table-cell table:style-name="Table9.A4" office:value-type="string">
            <text:p text:style-name="Table_20_Contents">_qasandbox.acl</text:p>
          </table:table-cell>
          <table:table-cell table:style-name="Table9.B2" office:value-type="string">
            <text:p text:style-name="Table_20_Contents">ACL file for accessing QA sandbox functionality – i=insert new QA script; u=edit existing QA script</text:p>
          </table:table-cell>
        </table:table-row>
      </table:table>
      <text:p text:style-name="Text_20_body"/>
      <text:p text:style-name="Text_20_body">NB! You should not delete any of those files, nor should you rename them!</text:p>
      <text:p text:style-name="Text_20_body"><text:span text:style-name="Emphasis">Note that root ACL file must be present, even though its contents are irrelevant!</text:span></text:p>
      <text:p text:style-name="Text_20_body">The lines of ACL files should be formatted like this:</text:p>
      <text:p text:style-name="Example"><text:span text:style-name="Example">principal_type:principal:permissions[:doc]</text:span></text:p>
      <text:p text:style-name="Text_20_body"/>
      <text:p text:style-name="Text_20_body">Note the square brackets stand for parts that are not mandatory!</text:p>
      <text:list xml:id="list38368752" text:style-name="WW8Num28">
        <text:list-item>
          <text:p text:style-name="P36"><text:span text:style-name="T13">principal_type</text:span><text:span text:style-name="T21"> states weather this line concerns a concrete user or a user group. Respectively, its values can be </text:span><text:span text:style-name="T13">user</text:span><text:span text:style-name="T21"> or </text:span><text:span text:style-name="T13">localgroup</text:span><text:span text:style-name="T21">.</text:span></text:p>
        </text:list-item>
        <text:list-item>
          <text:p text:style-name="P36"><text:span text:style-name="T13">principal</text:span><text:span text:style-name="T21"> is the name of the user or the group which the line concerns. In the 1st case it must correspond to an existing user name in LDAP, in the 2nd case it must correspond to a group defined as was shown above.</text:span></text:p>
        </text:list-item>
        <text:list-item>
          <text:p text:style-name="P36"><text:span text:style-name="T13">permissions</text:span><text:span text:style-name="T21"> is the comma-delimited list of permission identifiers as declared in </text:span><text:span text:style-name="T13">XMLCONV_HOME/acl/gdem.prms or WEBQ_HOME/acl/gdem.prms</text:span><text:span text:style-name="T21"> file.</text:span></text:p>
        </text:list-item>
        <text:list-item>
          <text:p text:style-name="P36"><text:span text:style-name="T21">The lines terminated with </text:span><text:span text:style-name="T13">:doc</text:span><text:span text:style-name="T21"> you shouldn’t need to change. They decalre the rights that will be given to any objects created in the access area which the particular ACL file stands for. This means that access control in GDEM is fine-grained to the very level of single objects and objects have owners. So the </text:span><text:span text:style-name="T13">:doc</text:span><text:span text:style-name="T21"> -terminated lines declare the owners’ rights to their objects.</text:span></text:p>
        </text:list-item>
      </text:list>
      <text:p text:style-name="Text_20_body">An example ACL file may look like this:</text:p>
      <text:p text:style-name="Example"><text:span text:style-name="Example">localgroup:gdem_admin:i,u,d,w</text:span></text:p>
      <text:p text:style-name="Example"><text:span text:style-name="Example">user:user_name1:i,u</text:span></text:p>
      <text:p text:style-name="Example"><text:span text:style-name="Example">user: user_name2:i</text:span></text:p>
      <text:p text:style-name="Example"><text:span text:style-name="Example">user:owner:u,d:doc</text:span></text:p>
      <text:p text:style-name="Text_20_body">In the above example:</text:p>
      <text:p text:style-name="Text_20_body">Line 1 states that user group <text:span text:style-name="T12">gdem_admin</text:span> has permissions <text:span text:style-name="T12">i,u,d,w.</text:span></text:p>
      <text:p text:style-name="Text_20_body"><text:soft-page-break/>Line 2 states that user <text:span text:style-name="T12">user_name1</text:span> has permissions <text:span text:style-name="T12">i,u.</text:span></text:p>
      <text:p text:style-name="Text_20_body">Line 3 states that user <text:span text:style-name="T12">user_name2</text:span> has only permission <text:span text:style-name="T12">i.</text:span></text:p>
      <text:p text:style-name="Text_20_body">Line 4 states that objects’ owner will have <text:span text:style-name="T12">u</text:span> and <text:span text:style-name="T12">d</text:span> permissions on his/her objects<text:span text:style-name="T12">.</text:span></text:p>
      <text:p text:style-name="Text_20_body"/>
      <text:p text:style-name="Text_20_body">Management of ACL files has many possibilities and normally it should actually be done through a special web-accessible ACL Admin Tool. The latter has relevant documentation where you can learn the ACL management in details.</text:p>
      <text:h text:style-name="Heading_20_3" text:outline-level="3">Configuring GDEM to find ACL-related files</text:h>
      <text:p text:style-name="Text_20_body">The locations of ACL-related files must be stated in <text:span text:style-name="T12">XMLCONV_HOME/public/WEB-INF/classes/uit.properties or WEBQ_HOME/public/WEB-INF/classes/uit.properties</text:span><text:span text:style-name="T18"> </text:span>file. The properties you should check are <text:span text:style-name="T12">application.acl.folder</text:span>, <text:span text:style-name="T12">application.localgroups.file</text:span> and <text:span text:style-name="T12">application.permissions.file</text:span>. Also make sure that the settings for DB has been set up.</text:p>
      <text:p text:style-name="Text_20_body">Look at the file that came with GDEM package and it speaks for itself.</text:p>
      <text:h text:style-name="P45" text:outline-level="2">Using AQ conversion</text:h>
      <text:p text:style-name="P7">To use AQ report conversion from XLS to XML OpenOffice (version 2.x whether 3.x, 3.x is preferable) should be installed on the same machine the xmlconv runs on. In case of Linux server OpenOffice version prior to 2.3 for its installation requires Xvfb. </text:p>
      <text:p text:style-name="P7">Note, the port number should be exactly the same as the value if the property <text:span text:style-name="T38">openoffice.service.port </text:span>in <text:span text:style-name="T35">gdem.properties</text:span> file.</text:p>
      <text:h text:style-name="Heading_20_3" text:outline-level="3"><text:bookmark text:name="Starting_OO_in_headless_with_Version_OpenOffice_3.0_++"/>Starting OO in headless with Version OpenOffice 3.0 ++</text:h>
      <text:p text:style-name="P43">Starting with OO 3.0 you do not need Xvfb anymore. <text:span text:style-name="T30">If </text:span><text:span text:style-name="T31">openoffice.org-headless package is installed</text:span><text:span text:style-name="T30"> you can just use this: </text:span></text:p>
      <text:list xml:id="list38507158" text:style-name="L4">
        <text:list-item>
          <text:p text:style-name="P52">for Linux: /path/to/openoffice/program/soffice.bin -headless -nofirststartwizard -accept="socket,host=localhost,port=8100;urp;StarOffice.ServiceManager" </text:p>
        </text:list-item>
        <text:list-item>
          <text:p text:style-name="P52">for Mac OS X: /path/to/openoffice.app/Contents/!MacOS/soffice.bin -headless -nofirststartwizard -accept="socket,host=localhost,port=8100;urp;StarOffice.Service" </text:p>
        </text:list-item>
        <text:list-item>
          <text:p text:style-name="P52">for Windows: soffice.exe -headless -nofirststartwizard -accept="socket,host=localhost,port=8100;urp;StarOffice.Service" </text:p>
        </text:list-item>
      </text:list>
      <text:h text:style-name="Heading_20_3" text:outline-level="3"><text:bookmark text:name="Install_Open_Office_Service_on_Debian/(K)Ubuntu_(versions_&gt;_2"/><text:soft-page-break/>Install Open Office Service versions &gt; 2.3</text:h>
      <text:p text:style-name="Text_20_body"><text:span text:style-name="T1"/></text:p>
      <text:list xml:id="list38501977" text:style-name="L2">
        <text:list-item>
          <text:p text:style-name="P39">Install OpenOffice-Headless as root (through su, sudo, etc.): </text:p>
          <text:p text:style-name="P50">sudo apt-get install openoffice.org-headless</text:p>
        </text:list-item>
        <text:list-item>
          <text:p text:style-name="P39">Create and edit a file named openoffice.sh (for example) with you favorite editor over /etc/init.d: </text:p>
          <text:p text:style-name="P50">vi /etc/init.d/openoffice.sh</text:p>
          <text:p text:style-name="P48">#!/bin/bash</text:p>
          <text:p text:style-name="P48"># openoffice.org  headless server script</text:p>
          <text:p text:style-name="P48">#</text:p>
          <text:p text:style-name="P48"># chkconfig: 2345 80 30</text:p>
          <text:p text:style-name="P48"># description: headless openoffice server script</text:p>
          <text:p text:style-name="P48"># processname: openoffice</text:p>
          <text:p text:style-name="P48"># </text:p>
          <text:p text:style-name="P48"># Author: Vic Vijayakumar</text:p>
          <text:p text:style-name="P48"># Modified by Federico Ch. Tomasczik</text:p>
          <text:p text:style-name="P48">#</text:p>
          <text:p text:style-name="P48">OOo_HOME=/usr/bin</text:p>
          <text:p text:style-name="P48">SOFFICE_PATH=$OOo_HOME/soffice</text:p>
          <text:p text:style-name="P48">PIDFILE=/var/run/openoffice-server.pid</text:p>
          <text:p text:style-name="P48">set -e</text:p>
          <text:p text:style-name="P48">case "$1" in</text:p>
          <text:p text:style-name="P48">    start)</text:p>
          <text:p text:style-name="P48">    if [ -f $PIDFILE ]; then</text:p>
          <text:p text:style-name="P48">      echo "OpenOffice headless server has already started."</text:p>
          <text:p text:style-name="P48">      sleep 5</text:p>
          <text:p text:style-name="P48">      exit</text:p>
          <text:p text:style-name="P48">    fi</text:p>
          <text:p text:style-name="P48">      echo "Starting OpenOffice headless server"</text:p>
          <text:p text:style-name="P48">      $SOFFICE_PATH -headless -nologo -nofirststartwizard -accept="socket,host=127.0.0.1,port=8100;urp" &amp; &gt; /dev/null 2&gt;&amp;1</text:p>
          <text:p text:style-name="P48">      touch $PIDFILE</text:p>
          <text:p text:style-name="P48">    ;;</text:p>
          <text:p text:style-name="P48">    stop)</text:p>
          <text:p text:style-name="P48">    if [ -f $PIDFILE ]; then</text:p>
          <text:p text:style-name="P48">      echo "Stopping OpenOffice headless server."</text:p>
          <text:p text:style-name="P48">      killall -9 soffice &amp;&amp; killall -9 soffice.bin</text:p>
          <text:p text:style-name="P48">      rm -f $PIDFILE</text:p>
          <text:p text:style-name="P48">      exit</text:p>
          <text:p text:style-name="P48">    fi</text:p>
          <text:p text:style-name="P48">      echo "Openoffice headless server is not running."</text:p>
          <text:p text:style-name="P48">      exit</text:p>
          <text:p text:style-name="P48">    ;;</text:p>
          <text:p text:style-name="P48">    *)</text:p>
          <text:p text:style-name="P48">    echo "Usage: $0 {start|stop}"</text:p>
          <text:p text:style-name="P48">    exit 1</text:p>
          <text:p text:style-name="P48">esac</text:p>
          <text:p text:style-name="P50">exit 0</text:p>
        </text:list-item>
        <text:list-item>
          <text:p text:style-name="P39">Change the permssions to this file: </text:p>
          <text:p text:style-name="P50">chmod 0755 /etc/init.d/openoffice.sh</text:p>
        </text:list-item>
        <text:list-item>
          <text:p text:style-name="P39">Install openoffice.sh init script links: </text:p>
          <text:p text:style-name="P50"><text:soft-page-break/>update-rc.d openoffice.sh defaults</text:p>
        </text:list-item>
        <text:list-item>
          <text:p text:style-name="P39">Start the service: </text:p>
          <text:p text:style-name="P50">/etc/init.d/./openoffice.sh start</text:p>
        </text:list-item>
        <text:list-item>
          <text:p text:style-name="P39">You can see if openofice is running with this command: </text:p>
          <text:p text:style-name="P50">netstat -nap | grep office</text:p>
        </text:list-item>
      </text:list>
      <text:p text:style-name="Text_20_body">You should get something like this: </text:p>
      <text:p text:style-name="Preformatted_20_Text">tcp<text:tab/>0<text:tab/>0<text:tab/>127.0.0.1:8100<text:tab/>0.0.0.0:*</text:p>
      <text:p text:style-name="P49">LISTEN<text:tab/>2467/soffice.bin </text:p>
      <text:list xml:id="list38617199" text:style-name="L5">
        <text:list-item>
          <text:p text:style-name="P40">Service openoffice start automatically when you restart the next time your server. </text:p>
        </text:list-item>
      </text:list>
      <text:p text:style-name="Text_20_body">Instruction is copied from http://code.google.com/p/openmeetings/wiki/OpenOfficeConverter</text:p>
      <text:h text:style-name="Heading_20_3" text:outline-level="3"><text:bookmark text:name="Install_Open_Office_Service_on_Debian/(K)Ubuntu_Old_Versions_pri"/>Install Open Office Service Old Versions prior to 2.3</text:h>
      <text:p text:style-name="Example"><text:span text:style-name="Example"><text:span text:style-name="T1">shell:&gt;xvfb-run --server-args='-screen 0 800x600x16' -a </text:span></text:span></text:p>
      <text:p text:style-name="Example"><text:span text:style-name="Example"><text:span text:style-name="T1"><text:s/>OO_INSTALLATION_HOME/</text:span></text:span><text:span text:style-name="T36">soffice -headless -accept="socket,host=127.0.0.1,port=8100;urp;" -nofirststartwizard &amp;</text:span></text:p>
      <text:p text:style-name="Text_20_body"/>
      <text:p text:style-name="P7"/>
      <text:p text:style-name="P7">To run OpenOffice in server mode use following command: </text:p>
      <text:p text:style-name="Text_20_body"><text:span text:style-name="T1"/></text:p>
      <text:h text:style-name="P45" text:outline-level="2">Installing external QA script engine – XGAWK</text:h>
      <text:p text:style-name="P42"><text:span text:style-name="T1">QA Service uses external program for executing QA scripts written in XMLgawk language <text:s/>(XGAWK scripts). XMLgawk is the </text:span><text:span text:style-name="T29">extension of the GNU </text:span><text:a xlink:type="simple" xlink:href="http://www.opengroup.org/onlinepubs/007908799/xcu/awk.html">Awk</text:a><text:span text:style-name="T29"> interpreter, that allows to effectively parse large XML files. </text:span></text:p>
      <text:list xml:id="list38373168" text:style-name="L1">
        <text:list-item>
          <text:p text:style-name="P38">Download the latest stable release of XMLgawk from the XMLgawk Home Page: <text:a xlink:type="simple" xlink:href="http://home.vrweb.de/~juergen.kahrs/gawk/XML/"><text:span text:style-name="T1">http://home.vrweb.de/~juergen.kahrs/gawk/XML/</text:span></text:a></text:p>
        </text:list-item>
        <text:list-item>
          <text:p text:style-name="P38">Install the program into the same machine where the xmlconv runs</text:p>
        </text:list-item>
        <text:list-item>
          <text:p text:style-name="P38"><text:span text:style-name="T1">Configure the path to xgawk command in </text:span><text:span text:style-name="T7">gdem.properties</text:span><text:span text:style-name="T1"> file using </text:span><text:span text:style-name="T7">external.qa.command.xgawk</text:span><text:span text:style-name="T1"> property. eg:</text:span></text:p>
        </text:list-item>
      </text:list>
      <text:p text:style-name="P25">#external QA engine (shell program) timeout in milliseconds<text:line-break/>external.qa.timeout=120000</text:p>
      <text:p text:style-name="P24">#xgawk command executing the shell program<text:line-break/>external.qa.command.xgawk=/opt/xgawk/bin/xgawk</text:p>
      <text:p text:style-name="P13"/>
      <text:h text:style-name="Heading_20_1" text:outline-level="1"><text:soft-page-break/>Running and using the GDEM services</text:h>
      <text:p text:style-name="Text_20_body">Now you should finally be ready to run the GDEM web. Since it requires both Apache and Tomcat, you need to start both of them. It is always suggested to start and restart Tomcat first and Apache second. If you make any changes to GDEM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Example">shell&gt; TOMCAT_HOME/bin/startup.sh</text:span></text:p>
      <text:p text:style-name="Text_20_body">To start Apache, the command looks like this:</text:p>
      <text:p text:style-name="Example"><text:span text:style-name="Example"><text:span text:style-name="T1">shell&gt; apache_home/bin/httpd</text:span></text:span></text:p>
      <text:p text:style-name="Text_20_body"><text:span text:style-name="T1">If Tomcat and Apache did not produce any fatal error messages, you should be able to check if the GDEM web services are running OK. If you followed the directory structure </text:span><text:span text:style-name="T1">and web configuration above, the URL of your GDEM home page should be </text:span>http://host:port/gdem/main.</text:p>
      <text:p text:style-name="Text_20_body">If it opens nicely, you can check if the database link is working correctly. Try some simple search functions to test the connection to GDEM database. If no exceptions produced, it should be OK.</text:p>
      <text:p text:style-name="Text_20_body">Finally you can try if you can log into GDEM. For that press the Login button on the UI left pane and use your LDAP credentials (assuming that you have been given access in ACL files). If you got logged in and you are able to look at the data managing functionality (Add, Save, Delete, <text:span text:style-name="T26">…</text:span>), all should be OK.</text:p>
      <text:p text:style-name="Text_20_body">Remember that every time you change something in GDEM web configuration in Tomcat, you need to restart Tomcat. If the changes include mappings of new servlets or other web-paths, you need to also restart Apache.</text:p>
      <text:p text:style-name="Text_20_body">Most of the users of GDEM services are other systems implemented in other programming languages, which are calling GDEM services remotely. There are several XML-RPC methods defined and implemented for that reason. Exact definitions of remote API’s can be found from XML-RPC registry document and from GDEM Detailed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OpenSymbol" svg:font-family="OpenSymbol"/>
    <style:font-face style:name="StarSymbol" svg:font-family="StarSymbol"/>
    <style:font-face style:name="Tahoma1" svg:font-family="Tahoma"/>
    <style:font-face style:name="Times New Roman1" svg:font-family="'Times New Roman'"/>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Courier New3" svg:font-family="'Courier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Body_20_Text_20_A" style:display-name="Body Text.Body Text A" style:family="paragraph" style:parent-style-name="Standard">
      <style:paragraph-properties>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Body" style:family="paragraph" style:parent-style-name="Standard">
      <style:paragraph-properties fo:margin-top="0.494cm" fo:margin-bottom="0.21cm"/>
      <style:text-properties fo:color="#000000" style:font-name-asian="Arial Unicode M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Times New Roman" style:font-name-asian="Times New Roman" style:font-name-complex="Times New Roman"/>
    </style:style>
    <style:style style:name="WW8Num35z3" style:family="text">
      <style:text-properties style:font-name="Symbol"/>
    </style:style>
    <style:style style:name="WW8Num35z4" style:family="text">
      <style:text-properties style:font-name="Courier New2"/>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Default_20_Paragraph_20_Font" style:display-name="Default Paragraph Font" style:family="text"/>
    <style:style style:name="WW8Num21z0" style:family="text">
      <style:text-properties style:font-name="Wingdings"/>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2"/>
    </style:style>
    <style:style style:name="WW8Num2z3" style:family="text">
      <style:text-properties style:font-name="Symbol"/>
    </style:style>
    <style:style style:name="WW8Num24z1" style:family="text">
      <style:text-properties style:font-name="Courier New2"/>
    </style:style>
    <style:style style:name="WW8Num24z2" style:family="text">
      <style:text-properties style:font-name="Wingdings"/>
    </style:style>
    <style:style style:name="WW8Num24z3" style:family="text">
      <style:text-properties style:font-name="Symbol"/>
    </style:style>
    <style:style style:name="WW8Num30z0" style:family="text">
      <style:text-properties style:font-name="Arial1" style:font-name-complex="Times New Roman"/>
    </style:style>
    <style:style style:name="WW8Num30z1" style:family="text">
      <style:text-properties style:font-name="Wingdings"/>
    </style:style>
    <style:style style:name="WW8Num30z3" style:family="text">
      <style:text-properties style:font-name="Times New Roman" style:font-name-asian="Courier New2" style:font-name-complex="Times New Roman"/>
    </style:style>
    <style:style style:name="WW8Num30z4" style:family="text">
      <style:text-properties style:font-name="Courier New2"/>
    </style:style>
    <style:style style:name="WW8Num30z6" style:family="text">
      <style:text-properties style:font-name="Symbol"/>
    </style:style>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8z0" style:family="text">
      <style:text-properties style:font-name="Wingdings"/>
    </style:style>
    <style:style style:name="WW8Num28z1" style:family="text">
      <style:text-properties style:font-name="Courier New2"/>
    </style:style>
    <style:style style:name="WW8Num28z3" style:family="text">
      <style:text-properties style:font-name="Symbol"/>
    </style:style>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
        <style:list-level-properties text:space-before="1.905cm" text:min-label-width="0.635cm"/>
        <style:text-properties style:font-name="Times New Roman"/>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4"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4"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27cm" text:min-label-width="0.762cm"/>
        <style:text-properties style:font-name="Wingdings"/>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0"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27cm" text:min-label-width="0.76cm"/>
        <style:text-properties style:font-name="Wingdings"/>
      </text:list-level-style-bullet>
      <text:list-level-style-bullet text:level="2" text:style-name="WW8Num21z0" style:num-suffix="." text:bullet-char="">
        <style:list-level-properties text:space-before="1.899cm" text:min-label-width="0.131cm"/>
        <style:text-properties style:font-name="Wingdings"/>
      </text:list-level-style-bullet>
      <text:list-level-style-bullet text:level="3" text:style-name="WW8Num21z0" style:num-suffix="." text:bullet-char="">
        <style:list-level-properties text:space-before="1.27cm" text:min-label-width="0.635cm"/>
        <style:text-properties style:font-name="Wingdings"/>
      </text:list-level-style-bullet>
      <text:list-level-style-bullet text:level="4" text:style-name="WW8Num21z3" style:num-suffix="." text:bullet-char="">
        <style:list-level-properties text:space-before="1.905cm" text:min-label-width="0.635cm"/>
        <style:text-properties style:font-name="Symbol"/>
      </text:list-level-style-bullet>
      <text:list-level-style-bullet text:level="5" text:style-name="WW8Num21z3"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Wingdings"/>
      </text:list-level-style-bullet>
      <text:list-level-style-bullet text:level="7" text:style-name="WW8Num21z0" style:num-suffix="." text:bullet-char="">
        <style:list-level-properties text:space-before="3.81cm" text:min-label-width="0.635cm"/>
        <style:text-properties style:font-name="Wingdings"/>
      </text:list-level-style-bullet>
      <text:list-level-style-bullet text:level="8" text:style-name="WW8Num21z3" style:num-suffix="." text:bullet-char="">
        <style:list-level-properties text:space-before="4.445cm" text:min-label-width="0.635cm"/>
        <style:text-properties style:font-name="Symbol"/>
      </text:list-level-style-bullet>
      <text:list-level-style-bullet text:level="9" text:style-name="WW8Num21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501cm" text:min-label-width="0.799cm"/>
        <style:text-properties style:font-name="Arial1"/>
      </text:list-level-style-bullet>
      <text:list-level-style-bullet text:level="2" text:style-name="WW8Num30z1" style:num-suffix="." text:bullet-char="">
        <style:list-level-properties text:space-before="1.905cm" text:min-label-width="0.635cm"/>
        <style:text-properties style:font-name="Wingdings"/>
      </text:list-level-style-bullet>
      <text:list-level-style-bullet text:level="3" text:style-name="WW8Num30z1"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style:text-properties style:font-name="Times New Roman"/>
      </text:list-level-style-bullet>
      <text:list-level-style-bullet text:level="5" text:style-name="WW8Num30z4" style:num-suffix="." text:bullet-char="o">
        <style:list-level-properties text:space-before="5.715cm" text:min-label-width="0.635cm"/>
        <style:text-properties style:font-name="Courier New"/>
      </text:list-level-style-bullet>
      <text:list-level-style-bullet text:level="6" text:style-name="WW8Num30z1" style:num-suffix="." text:bullet-char="">
        <style:list-level-properties text:space-before="6.985cm" text:min-label-width="0.635cm"/>
        <style:text-properties style:font-name="Wingdings"/>
      </text:list-level-style-bullet>
      <text:list-level-style-bullet text:level="7" text:style-name="WW8Num30z6" style:num-suffix="." text:bullet-char="">
        <style:list-level-properties text:space-before="8.255cm" text:min-label-width="0.635cm"/>
        <style:text-properties style:font-name="Symbol"/>
      </text:list-level-style-bullet>
      <text:list-level-style-bullet text:level="8" text:style-name="WW8Num30z4" style:num-suffix="." text:bullet-char="o">
        <style:list-level-properties text:space-before="9.525cm" text:min-label-width="0.635cm"/>
        <style:text-properties style:font-name="Courier New"/>
      </text:list-level-style-bullet>
      <text:list-level-style-bullet text:level="9" text:style-name="WW8Num30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0.7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27cm" text:min-label-width="0.635cm"/>
        <style:text-properties style:font-name="Courier New"/>
      </text:list-level-style-bullet>
      <text:list-level-style-bullet text:level="3" text:style-name="WW8Num28z0" style:num-suffix="." text:bullet-char="">
        <style:list-level-properties text:space-before="2.54cm" text:min-label-width="0.635cm"/>
        <style:text-properties style:font-name="Wingdings"/>
      </text:list-level-style-bullet>
      <text:list-level-style-bullet text:level="4" text:style-name="WW8Num28z3" style:num-suffix="." text:bullet-char="">
        <style:list-level-properties text:space-before="3.81cm" text:min-label-width="0.635cm"/>
        <style:text-properties style:font-name="Symbol"/>
      </text:list-level-style-bullet>
      <text:list-level-style-bullet text:level="5" text:style-name="WW8Num28z1" style:num-suffix="." text:bullet-char="o">
        <style:list-level-properties text:space-before="5.08cm" text:min-label-width="0.635cm"/>
        <style:text-properties style:font-name="Courier New"/>
      </text:list-level-style-bullet>
      <text:list-level-style-bullet text:level="6" text:style-name="WW8Num28z0" style:num-suffix="." text:bullet-char="">
        <style:list-level-properties text:space-before="6.35cm" text:min-label-width="0.635cm"/>
        <style:text-properties style:font-name="Wingdings"/>
      </text:list-level-style-bullet>
      <text:list-level-style-bullet text:level="7" text:style-name="WW8Num28z3" style:num-suffix="." text:bullet-char="">
        <style:list-level-properties text:space-before="7.62cm" text:min-label-width="0.635cm"/>
        <style:text-properties style:font-name="Symbol"/>
      </text:list-level-style-bullet>
      <text:list-level-style-bullet text:level="8" text:style-name="WW8Num28z1" style:num-suffix="." text:bullet-char="o">
        <style:list-level-properties text:space-before="8.89cm" text:min-label-width="0.635cm"/>
        <style:text-properties style:font-name="Courier New"/>
      </text:list-level-style-bullet>
      <text:list-level-style-bullet text:level="9" text:style-name="WW8Num28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T1" style:family="text">
      <style:text-properties fo:language="en" fo:country="US"/>
    </style:style>
    <style:page-layout style:name="M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26</text:editing-cycles> <text:s text:c="2"/><text:modification-date style:data-style-name="N84">2010-09-30</text:modification-date><text:tab/><text:title>XMLCONV and WEBQ Installation Manual</text:title><text:tab/><text:span text:style-name="MT1">Page </text:span><text:span text:style-name="MT1"><text:page-number text:select-page="current">27</text:page-number></text:span><text:span text:style-name="MT1"> of </text:span><text:span text:style-name="MT1"><text:page-count style:num-format="1">27</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XMLCONV and WEBQ Installation Manual</dc:title>
    <meta:initial-creator>Søren Roug</meta:initial-creator>
    <meta:creation-date>2006-10-24T10:31:23</meta:creation-date>
    <dc:date>2010-09-30T18:52:21.20</dc:date>
    <dc:language>en-GB</dc:language>
    <meta:editing-cycles>26</meta:editing-cycles>
    <meta:editing-duration>PT03H54M52S</meta:editing-duration>
    <dc:creator>Enriko Käsper</dc:creator>
    <meta:document-statistic meta:table-count="6" meta:image-count="0" meta:object-count="0" meta:page-count="27" meta:paragraph-count="752" meta:word-count="6563" meta:character-count="47824"/>
    <meta:user-defined meta:name="Info 1"/>
    <meta:user-defined meta:name="Info 2"/>
    <meta:user-defined meta:name="Info 3"/>
    <meta:user-defined meta:name="Info 4"/>
    <meta:template xlink:type="simple" xlink:actuate="onRequest" xlink:title="EEA-Technical-Report" xlink:href="../../../../../Documents%20and%20Settings/roug/Application%20Data/OpenOffice.org2/user/template/EEA-Technical-Report.ott" meta:date="2006-12-19T13:41:56"/>
  </office:meta>
</office:document-meta>
</file>